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A" style:num-letter-sync="true"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a" style:num-letter-sync="true"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font-size="40pt" style:font-size-asian="40pt" style:font-size-complex="40pt"/>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paragraph-properties fo:text-align="center"/>
      <style:text-properties fo:font-weight="bold" style:font-weight-asian="bold" style:font-weight-complex="bold"/>
    </style:style>
    <style:style style:name="P8" style:parent-style-name="Standard" style:family="paragraph">
      <style:paragraph-properties fo:break-before="page"/>
    </style:style>
    <style:style style:name="P9" style:parent-style-name="Heading1" style:family="paragraph">
      <style:paragraph-properties fo:break-before="page"/>
    </style:style>
    <style:style style:name="P10" style:parent-style-name="Heading1" style:family="paragraph">
      <style:paragraph-properties fo:break-before="page"/>
      <style:text-properties fo:language="en" fo:country="US"/>
    </style:style>
    <style:style style:name="P11" style:parent-style-name="Textbody" style:family="paragraph">
      <style:text-properties fo:language="en" fo:country="US"/>
    </style:style>
    <style:style style:name="P12" style:parent-style-name="Textbody" style:family="paragraph">
      <style:text-properties fo:language="en" fo:country="US"/>
    </style:style>
    <style:style style:name="P13" style:parent-style-name="Textbody" style:family="paragraph">
      <style:text-properties fo:language="en" fo:country="US"/>
    </style:style>
    <style:style style:name="P14" style:parent-style-name="Textbody" style:family="paragraph">
      <style:text-properties fo:language="en" fo:country="US"/>
    </style:style>
    <style:style style:name="P15" style:parent-style-name="Textbody" style:family="paragraph">
      <style:text-properties fo:language="en" fo:country="US"/>
    </style:style>
    <style:style style:name="P16" style:parent-style-name="Textbody" style:family="paragraph">
      <style:text-properties fo:language="en" fo:country="US"/>
    </style:style>
    <style:style style:name="P17" style:parent-style-name="Textbody" style:family="paragraph">
      <style:text-properties fo:language="en" fo:country="US"/>
    </style:style>
    <style:style style:name="P18" style:parent-style-name="Textbody" style:family="paragraph">
      <style:text-properties fo:language="en" fo:country="US"/>
    </style:style>
    <style:style style:name="P19" style:parent-style-name="Textbody" style:family="paragraph">
      <style:text-properties fo:language="en" fo:country="US"/>
    </style:style>
    <style:style style:name="P20" style:parent-style-name="Textbody" style:family="paragraph">
      <style:text-properties fo:language="en" fo:country="US"/>
    </style:style>
    <style:style style:name="P21" style:parent-style-name="Textbody" style:family="paragraph">
      <style:text-properties fo:language="en" fo:country="US"/>
    </style:style>
    <style:style style:name="P22" style:parent-style-name="Textbody" style:family="paragraph">
      <style:text-properties fo:language="en" fo:country="US"/>
    </style:style>
    <style:style style:name="P23" style:parent-style-name="Textbody" style:family="paragraph">
      <style:text-properties fo:language="en" fo:country="US"/>
    </style:style>
    <style:style style:name="T24" style:parent-style-name="Policepardéfaut" style:family="text">
      <style:text-properties fo:language="en" fo:country="US"/>
    </style:style>
    <style:style style:name="T25" style:parent-style-name="Policepardéfaut" style:family="text">
      <style:text-properties style:font-name="Arial" style:font-name-complex="Arial"/>
    </style:style>
    <style:style style:name="T26" style:parent-style-name="Policepardéfaut" style:family="text">
      <style:text-properties style:font-name="Arial" style:font-name-asian="Times New Roman" style:font-name-complex="Arial" style:letter-kerning="false" fo:font-size="11pt" style:font-size-asian="11pt" style:font-size-complex="11pt"/>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asian="Times New Roman" style:font-name-complex="Arial" style:letter-kerning="false" fo:font-size="11pt" style:font-size-asian="11pt" style:font-size-complex="11pt"/>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asian="Times New Roman" style:font-name-complex="Arial" style:letter-kerning="false" fo:font-size="11pt" style:font-size-asian="11pt" style:font-size-complex="11pt"/>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asian="Times New Roman" style:font-name-complex="Arial" style:letter-kerning="false" fo:font-size="11pt" style:font-size-asian="11pt" style:font-size-complex="11pt"/>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asian="Times New Roman" style:font-name-complex="Arial" style:letter-kerning="false" fo:font-size="11pt" style:font-size-asian="11pt" style:font-size-complex="11pt"/>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asian="Times New Roman" style:font-name-complex="Arial" style:letter-kerning="false" fo:font-size="11pt" style:font-size-asian="11pt" style:font-size-complex="11pt"/>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asian="Times New Roman" style:font-name-complex="Arial" style:letter-kerning="false" fo:font-size="11pt" style:font-size-asian="11pt" style:font-size-complex="11pt"/>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asian="Times New Roman" style:font-name-complex="Arial" style:letter-kerning="false" fo:font-size="11pt" style:font-size-asian="11pt" style:font-size-complex="11pt"/>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style:style>
    <style:style style:name="T66" style:parent-style-name="Policepardéfaut" style:family="text">
      <style:text-properties style:font-name="Arial" style:font-name-asian="Times New Roman" style:font-name-complex="Arial" style:letter-kerning="false" fo:font-size="11pt" style:font-size-asian="11pt" style:font-size-complex="11pt"/>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asian="Times New Roman" style:font-name-complex="Arial" style:letter-kerning="false" fo:font-size="11pt" style:font-size-asian="11pt" style:font-size-complex="11pt"/>
    </style:style>
    <style:style style:name="T72" style:parent-style-name="Policepardéfaut" style:family="text">
      <style:text-properties style:font-name="Arial" style:font-name-complex="Arial"/>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style:style>
    <style:style style:name="T76" style:parent-style-name="Policepardéfaut" style:family="text">
      <style:text-properties style:font-name="Arial" style:font-name-asian="Times New Roman" style:font-name-complex="Arial" style:letter-kerning="false" fo:font-size="11pt" style:font-size-asian="11pt" style:font-size-complex="11pt"/>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asian="Times New Roman" style:font-name-complex="Arial" style:letter-kerning="false" fo:font-size="11pt" style:font-size-asian="11pt" style:font-size-complex="11pt"/>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style:style>
    <style:style style:name="T86" style:parent-style-name="Policepardéfaut" style:family="text">
      <style:text-properties style:font-name="Arial" style:font-name-asian="Times New Roman" style:font-name-complex="Arial" style:letter-kerning="false" fo:font-size="11pt" style:font-size-asian="11pt" style:font-size-complex="11pt"/>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asian="Times New Roman" style:font-name-complex="Arial" style:letter-kerning="false" fo:font-size="11pt" style:font-size-asian="11pt" style:font-size-complex="11pt"/>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style:style>
    <style:style style:name="T95" style:parent-style-name="Policepardéfaut" style:family="text">
      <style:text-properties style:font-name="Arial" style:font-name-complex="Arial"/>
    </style:style>
    <style:style style:name="T96" style:parent-style-name="Policepardéfaut" style:family="text">
      <style:text-properties style:font-name="Arial" style:font-name-asian="Times New Roman" style:font-name-complex="Arial" style:letter-kerning="false" fo:font-size="11pt" style:font-size-asian="11pt" style:font-size-complex="11pt"/>
    </style:style>
    <style:style style:name="T97" style:parent-style-name="Policepardéfaut" style:family="text">
      <style:text-properties style:font-name="Arial" style:font-name-complex="Arial"/>
    </style:style>
    <style:style style:name="T98" style:parent-style-name="Policepardéfaut" style:family="text">
      <style:text-properties style:font-name="Arial" style:font-name-complex="Arial"/>
    </style:style>
    <style:style style:name="T99" style:parent-style-name="Policepardéfaut" style:family="text">
      <style:text-properties style:font-name="Arial" style:font-name-complex="Arial"/>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asian="Times New Roman" style:font-name-complex="Arial" style:letter-kerning="false" fo:font-size="11pt" style:font-size-asian="11pt" style:font-size-complex="11pt"/>
    </style:style>
    <style:style style:name="T102" style:parent-style-name="Policepardéfaut" style:family="text">
      <style:text-properties style:font-name="Arial" style:font-name-complex="Arial"/>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asian="Times New Roman" style:font-name-complex="Arial" style:letter-kerning="false" fo:font-size="11pt" style:font-size-asian="11pt" style:font-size-complex="11pt"/>
    </style:style>
    <style:style style:name="T107" style:parent-style-name="Policepardéfaut" style:family="text">
      <style:text-properties style:font-name="Arial" style:font-name-complex="Arial"/>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asian="Times New Roman" style:font-name-complex="Arial" style:letter-kerning="false" fo:font-size="11pt" style:font-size-asian="11pt" style:font-size-complex="11pt"/>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asian="Times New Roman" style:font-name-complex="Arial" style:letter-kerning="false" fo:font-size="11pt" style:font-size-asian="11pt" style:font-size-complex="11pt"/>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asian="Times New Roman" style:font-name-complex="Arial" style:letter-kerning="false" fo:font-size="11pt" style:font-size-asian="11pt" style:font-size-complex="11pt"/>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style:style>
    <style:style style:name="T126" style:parent-style-name="Policepardéfaut" style:family="text">
      <style:text-properties style:font-name="Arial" style:font-name-asian="Times New Roman" style:font-name-complex="Arial" style:letter-kerning="false" fo:font-size="11pt" style:font-size-asian="11pt" style:font-size-complex="11pt"/>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asian="Times New Roman" style:font-name-complex="Arial" style:letter-kerning="false" fo:font-size="11pt" style:font-size-asian="11pt" style:font-size-complex="11pt"/>
    </style:style>
    <style:style style:name="T132" style:parent-style-name="Policepardéfaut" style:family="text">
      <style:text-properties style:font-name="Arial" style:font-name-complex="Arial"/>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style:style>
    <style:style style:name="T136" style:parent-style-name="Policepardéfaut" style:family="text">
      <style:text-properties style:font-name="Arial" style:font-name-asian="Times New Roman" style:font-name-complex="Arial" style:letter-kerning="false" fo:font-size="11pt" style:font-size-asian="11pt" style:font-size-complex="11pt"/>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asian="Times New Roman" style:font-name-complex="Arial" style:letter-kerning="false" fo:font-size="11pt" style:font-size-asian="11pt" style:font-size-complex="11pt"/>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asian="Times New Roman" style:font-name-complex="Arial" style:letter-kerning="false" fo:font-size="11pt" style:font-size-asian="11pt" style:font-size-complex="11pt"/>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asian="Times New Roman" style:font-name-complex="Arial" style:letter-kerning="false" fo:font-size="11pt" style:font-size-asian="11pt" style:font-size-complex="11pt"/>
    </style:style>
    <style:style style:name="T152" style:parent-style-name="Policepardéfaut" style:family="text">
      <style:text-properties style:font-name="Arial" style:font-name-complex="Arial"/>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style:style>
    <style:style style:name="T156" style:parent-style-name="Policepardéfaut" style:family="text">
      <style:text-properties style:font-name="Arial" style:font-name-asian="Times New Roman" style:font-name-complex="Arial" style:letter-kerning="false" fo:font-size="11pt" style:font-size-asian="11pt" style:font-size-complex="11pt"/>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asian="Times New Roman" style:font-name-complex="Arial" style:letter-kerning="false" fo:font-size="11pt" style:font-size-asian="11pt" style:font-size-complex="11pt"/>
    </style:style>
    <style:style style:name="T162" style:parent-style-name="Policepardéfaut" style:family="text">
      <style:text-properties style:font-name="Arial" style:font-name-complex="Arial"/>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style:style>
    <style:style style:name="T166" style:parent-style-name="Policepardéfaut" style:family="text">
      <style:text-properties style:font-name="Arial" style:font-name-asian="Times New Roman" style:font-name-complex="Arial" style:letter-kerning="false" fo:font-size="11pt" style:font-size-asian="11pt" style:font-size-complex="11pt"/>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asian="Times New Roman" style:font-name-complex="Arial" style:letter-kerning="false" fo:font-size="11pt" style:font-size-asian="11pt" style:font-size-complex="11pt"/>
    </style:style>
    <style:style style:name="T172" style:parent-style-name="Policepardéfaut" style:family="text">
      <style:text-properties style:font-name="Arial" style:font-name-complex="Arial"/>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style:style>
    <style:style style:name="T176" style:parent-style-name="Policepardéfaut" style:family="text">
      <style:text-properties style:font-name="Arial" style:font-name-asian="Times New Roman" style:font-name-complex="Arial" style:letter-kerning="false" fo:font-size="11pt" style:font-size-asian="11pt" style:font-size-complex="11pt"/>
    </style:style>
    <style:style style:name="T177" style:parent-style-name="Policepardéfaut" style:family="text">
      <style:text-properties style:font-name="Arial" style:font-name-complex="Arial"/>
    </style:style>
    <style:style style:name="T178" style:parent-style-name="Policepardéfaut" style:family="text">
      <style:text-properties style:font-name="Arial" style:font-name-complex="Arial"/>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style:style>
    <style:style style:name="T181" style:parent-style-name="Policepardéfaut" style:family="text">
      <style:text-properties style:font-name="Arial" style:font-name-asian="Times New Roman" style:font-name-complex="Arial" style:letter-kerning="false" fo:font-size="11pt" style:font-size-asian="11pt" style:font-size-complex="11pt"/>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asian="Times New Roman" style:font-name-complex="Arial" style:letter-kerning="false" fo:font-size="11pt" style:font-size-asian="11pt" style:font-size-complex="11pt"/>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style:style>
    <style:style style:name="T189" style:parent-style-name="Policepardéfaut" style:family="text">
      <style:text-properties style:font-name="Arial" style:font-name-complex="Arial"/>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asian="Times New Roman" style:font-name-complex="Arial" style:letter-kerning="false" fo:font-size="11pt" style:font-size-asian="11pt" style:font-size-complex="11pt"/>
    </style:style>
    <style:style style:name="T192" style:parent-style-name="Policepardéfaut" style:family="text">
      <style:text-properties style:font-name="Arial" style:font-name-complex="Arial"/>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asian="Times New Roman" style:font-name-complex="Arial" style:letter-kerning="false" fo:font-size="11pt" style:font-size-asian="11pt" style:font-size-complex="11pt"/>
    </style:style>
    <style:style style:name="T197" style:parent-style-name="Policepardéfaut" style:family="text">
      <style:text-properties style:font-name="Arial" style:font-name-complex="Arial"/>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asian="Times New Roman" style:font-name-complex="Arial" style:letter-kerning="false" fo:font-size="11pt" style:font-size-asian="11pt" style:font-size-complex="11pt"/>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asian="Times New Roman" style:font-name-complex="Arial" style:letter-kerning="false" fo:font-size="11pt" style:font-size-asian="11pt" style:font-size-complex="11pt"/>
    </style:style>
    <style:style style:name="T207" style:parent-style-name="Policepardéfaut" style:family="text">
      <style:text-properties style:font-name="Arial" style:font-name-complex="Arial"/>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asian="Times New Roman" style:font-name-complex="Arial" style:letter-kerning="false" fo:font-size="11pt" style:font-size-asian="11pt" style:font-size-complex="11pt"/>
    </style:style>
    <style:style style:name="T212" style:parent-style-name="Policepardéfaut" style:family="text">
      <style:text-properties style:font-name="Arial" style:font-name-complex="Arial"/>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style:style>
    <style:style style:name="T216" style:parent-style-name="Policepardéfaut" style:family="text">
      <style:text-properties style:font-name="Arial" style:font-name-asian="Times New Roman" style:font-name-complex="Arial" style:letter-kerning="false" fo:font-size="11pt" style:font-size-asian="11pt" style:font-size-complex="11pt"/>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asian="Times New Roman" style:font-name-complex="Arial" style:letter-kerning="false" fo:font-size="11pt" style:font-size-asian="11pt" style:font-size-complex="11pt"/>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style:style>
    <style:style style:name="T226" style:parent-style-name="Policepardéfaut" style:family="text">
      <style:text-properties style:font-name="Arial" style:font-name-asian="Times New Roman" style:font-name-complex="Arial" style:letter-kerning="false" fo:font-size="11pt" style:font-size-asian="11pt" style:font-size-complex="11pt"/>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asian="Times New Roman" style:font-name-complex="Arial" style:letter-kerning="false" fo:font-size="11pt" style:font-size-asian="11pt" style:font-size-complex="11pt"/>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style:style>
    <style:style style:name="T236" style:parent-style-name="Policepardéfaut" style:family="text">
      <style:text-properties style:font-name="Arial" style:font-name-asian="Times New Roman" style:font-name-complex="Arial" style:letter-kerning="false" fo:font-size="11pt" style:font-size-asian="11pt" style:font-size-complex="11pt"/>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asian="Times New Roman" style:font-name-complex="Arial" style:letter-kerning="false" fo:font-size="11pt" style:font-size-asian="11pt" style:font-size-complex="11pt"/>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style:style>
    <style:style style:name="T246" style:parent-style-name="Policepardéfaut" style:family="text">
      <style:text-properties style:font-name="Arial" style:font-name-asian="Times New Roman" style:font-name-complex="Arial" style:letter-kerning="false" fo:font-size="11pt" style:font-size-asian="11pt" style:font-size-complex="11pt"/>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style:style>
    <style:style style:name="P259" style:parent-style-name="Contents6" style:family="paragraph">
      <style:paragraph-properties>
        <style:tab-stops>
          <style:tab-stop style:type="right" style:leader-style="dotted" style:leader-text="." style:position="5.3166in"/>
        </style:tab-stops>
      </style:paragraph-properties>
    </style:style>
    <style:style style:name="P260" style:parent-style-name="Contents6" style:family="paragraph">
      <style:paragraph-properties>
        <style:tab-stops>
          <style:tab-stop style:type="right" style:leader-style="dotted" style:leader-text="." style:position="5.3166in"/>
        </style:tab-stops>
      </style:paragraph-properties>
    </style:style>
    <style:style style:name="P261" style:parent-style-name="Standard" style:family="paragraph">
      <style:paragraph-properties fo:break-before="page"/>
    </style:style>
    <style:style style:name="P262" style:parent-style-name="Heading2" style:family="paragraph"/>
    <style:style style:name="P263" style:parent-style-name="Footnote" style:family="paragraph">
      <style:paragraph-properties fo:text-align="justify"/>
    </style:style>
    <style:style style:name="P264" style:parent-style-name="Footnote" style:family="paragraph">
      <style:paragraph-properties fo:text-align="justify"/>
    </style:style>
    <style:style style:name="P265" style:parent-style-name="Footnote" style:family="paragraph">
      <style:paragraph-properties fo:text-align="justify"/>
    </style:style>
    <style:style style:name="P266" style:parent-style-name="Heading2" style:family="paragraph"/>
    <style:style style:name="P267" style:parent-style-name="Heading3" style:family="paragraph">
      <style:text-properties style:font-name="Arial" style:font-name-complex="Arial"/>
    </style:style>
    <style:style style:name="P268" style:parent-style-name="Standard" style:family="paragraph">
      <style:text-properties fo:font-weight="bold" style:font-weight-asian="bold" style:font-weight-complex="bold"/>
    </style:style>
    <style:style style:name="P269" style:parent-style-name="Footnote" style:family="paragraph">
      <style:paragraph-properties fo:text-align="justify"/>
    </style:style>
    <style:style style:name="P270" style:parent-style-name="Heading3" style:family="paragraph">
      <style:text-properties style:font-name="Arial" style:font-name-complex="Arial"/>
    </style:style>
    <style:style style:name="P271" style:parent-style-name="Footnote" style:family="paragraph">
      <style:paragraph-properties fo:text-align="justify" fo:margin-left="0in" fo:text-indent="0in">
        <style:tab-stops/>
      </style:paragraph-properties>
    </style:style>
    <style:style style:name="P272" style:parent-style-name="Heading2" style:family="paragraph"/>
    <style:style style:name="P273" style:parent-style-name="Heading3" style:family="paragraph">
      <style:text-properties style:font-name="Arial" style:font-name-complex="Arial"/>
    </style:style>
    <style:style style:name="P274" style:parent-style-name="Notedebasdepage" style:family="paragraph">
      <style:paragraph-properties fo:text-align="justify"/>
    </style:style>
    <style:style style:name="P275" style:parent-style-name="Heading3" style:family="paragraph">
      <style:text-properties style:font-name="Arial" style:font-name-complex="Arial"/>
    </style:style>
    <style:style style:name="P276" style:parent-style-name="Footnote" style:family="paragraph">
      <style:paragraph-properties fo:margin-left="0in" fo:text-indent="0in">
        <style:tab-stops/>
      </style:paragraph-properties>
    </style:style>
    <style:style style:name="P277" style:parent-style-name="Footnote" style:family="paragraph">
      <style:paragraph-properties fo:margin-left="0in" fo:text-indent="0in">
        <style:tab-stops/>
      </style:paragraph-properties>
    </style:style>
    <style:style style:name="P278" style:parent-style-name="Heading3" style:family="paragraph">
      <style:text-properties style:font-name="Arial" style:font-name-complex="Arial"/>
    </style:style>
    <style:style style:name="P279" style:parent-style-name="Heading2" style:family="paragraph"/>
    <style:style style:name="P280" style:parent-style-name="Heading3" style:family="paragraph">
      <style:text-properties style:font-name="Arial" style:font-name-complex="Arial"/>
    </style:style>
    <style:style style:name="P281" style:parent-style-name="Heading3" style:family="paragraph">
      <style:text-properties style:font-name="Arial" style:font-name-complex="Arial"/>
    </style:style>
    <style:style style:name="P282" style:parent-style-name="Heading5" style:family="paragraph">
      <style:text-properties style:font-name="Arial" style:font-name-complex="Arial"/>
    </style:style>
    <style:style style:name="P283" style:parent-style-name="Heading5" style:family="paragraph">
      <style:text-properties style:font-name="Arial" style:font-name-complex="Arial"/>
    </style:style>
    <style:style style:name="P284" style:parent-style-name="Heading5" style:family="paragraph">
      <style:text-properties style:font-name="Arial" style:font-name-complex="Arial"/>
    </style:style>
    <style:style style:name="P285" style:parent-style-name="Heading5" style:family="paragraph">
      <style:text-properties style:font-name="Arial" style:font-name-complex="Arial"/>
    </style:style>
    <style:style style:name="P286" style:parent-style-name="Heading5" style:family="paragraph">
      <style:text-properties style:font-name="Arial" style:font-name-complex="Arial"/>
    </style:style>
    <style:style style:name="P287" style:parent-style-name="Heading3" style:family="paragraph">
      <style:text-properties style:font-name="Arial" style:font-name-complex="Arial"/>
    </style:style>
    <style:style style:name="P288" style:parent-style-name="Heading4" style:family="paragraph">
      <style:text-properties style:font-name="Arial" style:font-name-complex="Arial"/>
    </style:style>
    <style:style style:name="P289" style:parent-style-name="Heading5" style:family="paragraph">
      <style:text-properties style:font-name="Arial" style:font-name-complex="Arial"/>
    </style:style>
    <style:style style:name="P290" style:parent-style-name="Footnote" style:family="paragraph">
      <style:paragraph-properties fo:margin-left="0in" fo:text-indent="0in">
        <style:tab-stops/>
      </style:paragraph-properties>
    </style:style>
    <style:style style:name="P291" style:parent-style-name="Footnote" style:family="paragraph">
      <style:paragraph-properties fo:margin-left="0in" fo:text-indent="0in">
        <style:tab-stops/>
      </style:paragraph-properties>
    </style:style>
    <style:style style:name="P292" style:parent-style-name="Footnote" style:family="paragraph">
      <style:paragraph-properties fo:margin-left="0in" fo:text-indent="0in">
        <style:tab-stops/>
      </style:paragraph-properties>
    </style:style>
    <style:style style:name="P293" style:parent-style-name="Heading5" style:family="paragraph">
      <style:text-properties style:font-name="Arial" style:font-name-complex="Arial"/>
    </style:style>
    <style:style style:name="P294" style:parent-style-name="Footnote" style:family="paragraph">
      <style:paragraph-properties fo:margin-left="0in" fo:text-indent="0in">
        <style:tab-stops/>
      </style:paragraph-properties>
    </style:style>
    <style:style style:name="P295" style:parent-style-name="Heading5" style:family="paragraph">
      <style:text-properties style:font-name="Arial" style:font-name-complex="Arial"/>
    </style:style>
    <style:style style:name="P296" style:parent-style-name="Heading5" style:family="paragraph"/>
    <style:style style:name="T297" style:parent-style-name="Policepardéfaut" style:family="text">
      <style:text-properties style:font-name="Arial" style:font-name-complex="Arial"/>
    </style:style>
    <style:style style:name="T298" style:parent-style-name="Appelnotedebasdep." style:family="text">
      <style:text-properties style:font-name="Arial" style:font-name-complex="Arial"/>
    </style:style>
    <style:style style:name="P299" style:parent-style-name="Footnote" style:family="paragraph">
      <style:paragraph-properties fo:margin-left="0in" fo:text-indent="0in">
        <style:tab-stops/>
      </style:paragraph-properties>
    </style:style>
    <style:style style:name="P300" style:parent-style-name="Heading5" style:family="paragraph"/>
    <style:style style:name="T301" style:parent-style-name="Policepardéfaut" style:family="text">
      <style:text-properties style:font-name="Arial" style:font-name-complex="Arial"/>
    </style:style>
    <style:style style:name="T302" style:parent-style-name="Appelnotedebasdep." style:family="text">
      <style:text-properties style:font-name="Arial" style:font-name-complex="Arial"/>
    </style:style>
    <style:style style:name="P303" style:parent-style-name="Footnote" style:family="paragraph">
      <style:paragraph-properties fo:margin-left="0in" fo:text-indent="0in">
        <style:tab-stops/>
      </style:paragraph-properties>
    </style:style>
    <style:style style:name="P304" style:parent-style-name="Heading5" style:family="paragraph">
      <style:text-properties style:font-name="Arial" style:font-name-complex="Arial"/>
    </style:style>
    <style:style style:name="P305" style:parent-style-name="Footnote" style:family="paragraph">
      <style:paragraph-properties fo:margin-left="0in" fo:text-indent="0in">
        <style:tab-stops/>
      </style:paragraph-properties>
    </style:style>
    <style:style style:name="P306" style:parent-style-name="Heading3" style:family="paragraph">
      <style:text-properties style:font-name="Arial" style:font-name-complex="Arial"/>
    </style:style>
    <style:style style:name="P307" style:parent-style-name="Heading4" style:family="paragraph">
      <style:text-properties style:font-name="Arial" style:font-name-complex="Arial"/>
    </style:style>
    <style:style style:name="P308" style:parent-style-name="Heading4" style:family="paragraph">
      <style:text-properties style:font-name="Arial" style:font-name-complex="Arial"/>
    </style:style>
    <style:style style:name="P309" style:parent-style-name="Heading5" style:family="paragraph">
      <style:text-properties style:font-name="Arial" style:font-name-complex="Arial"/>
    </style:style>
    <style:style style:name="P310" style:parent-style-name="Heading5" style:family="paragraph">
      <style:text-properties style:font-name="Arial" style:font-name-complex="Arial"/>
    </style:style>
    <style:style style:name="T311" style:parent-style-name="Policepardéfaut" style:family="text">
      <style:text-properties fo:font-style="italic" style:font-style-asian="italic" style:font-style-complex="italic"/>
    </style:style>
    <style:style style:name="P312" style:parent-style-name="Footnote" style:family="paragraph">
      <style:paragraph-properties fo:margin-left="0in" fo:text-indent="0in">
        <style:tab-stops/>
      </style:paragraph-properties>
    </style:style>
    <style:style style:name="P313" style:parent-style-name="Footnote" style:family="paragraph">
      <style:paragraph-properties fo:margin-left="0in" fo:text-indent="0in">
        <style:tab-stops/>
      </style:paragraph-properties>
    </style:style>
    <style:style style:name="P314" style:parent-style-name="Heading4" style:family="paragraph"/>
    <style:style style:name="T315" style:parent-style-name="Policepardéfaut" style:family="text">
      <style:text-properties style:font-name="Arial" style:font-name-complex="Arial"/>
    </style:style>
    <style:style style:name="T316" style:parent-style-name="Appelnotedebasdep." style:family="text">
      <style:text-properties style:font-name="Arial" style:font-name-complex="Arial"/>
    </style:style>
    <style:style style:name="P317" style:parent-style-name="Footnote" style:family="paragraph">
      <style:paragraph-properties fo:margin-left="0in" fo:text-indent="0in">
        <style:tab-stops/>
      </style:paragraph-properties>
    </style:style>
    <style:style style:name="T318" style:parent-style-name="Policepardéfaut" style:family="text">
      <style:text-properties style:font-name="Times New Roman" style:font-name-complex="Times New Roman"/>
    </style:style>
    <style:style style:name="P319" style:parent-style-name="Heading5" style:family="paragraph">
      <style:text-properties style:font-name="Arial" style:font-name-complex="Arial"/>
    </style:style>
    <style:style style:name="P320" style:parent-style-name="Heading5" style:family="paragraph">
      <style:text-properties style:font-name="Arial" style:font-name-complex="Arial"/>
    </style:style>
    <style:style style:name="P321" style:parent-style-name="Heading5" style:family="paragraph">
      <style:text-properties style:font-name="Arial" style:font-name-complex="Arial"/>
    </style:style>
    <style:style style:name="P322" style:parent-style-name="Heading5" style:family="paragraph">
      <style:text-properties style:font-name="Arial" style:font-name-complex="Arial"/>
    </style:style>
    <style:style style:name="P323" style:parent-style-name="Heading5" style:family="paragraph">
      <style:text-properties style:font-name="Arial" style:font-name-complex="Arial"/>
    </style:style>
    <style:style style:name="P324" style:parent-style-name="Heading5" style:family="paragraph"/>
    <style:style style:name="T325" style:parent-style-name="Policepardéfaut" style:family="text">
      <style:text-properties style:font-name="Arial" style:font-name-complex="Arial"/>
    </style:style>
    <style:style style:name="T326" style:parent-style-name="Appelnotedebasdep." style:family="text">
      <style:text-properties style:font-name="Arial" style:font-name-complex="Arial"/>
    </style:style>
    <style:style style:name="P327" style:parent-style-name="Heading4" style:family="paragraph">
      <style:text-properties style:font-name="Arial" style:font-name-complex="Arial"/>
    </style:style>
    <style:style style:name="P328" style:parent-style-name="Heading4" style:family="paragraph"/>
    <style:style style:name="T329" style:parent-style-name="Policepardéfaut" style:family="text">
      <style:text-properties style:font-name="Arial" style:font-name-complex="Arial"/>
    </style:style>
    <style:style style:name="T330" style:parent-style-name="Appelnotedebasdep." style:family="text">
      <style:text-properties style:font-name="Arial" style:font-name-complex="Arial"/>
    </style:style>
    <style:style style:name="P331" style:parent-style-name="Heading5" style:family="paragraph">
      <style:text-properties style:font-name="Arial" style:font-name-complex="Arial"/>
    </style:style>
    <style:style style:name="P332" style:parent-style-name="Heading5" style:family="paragraph"/>
    <style:style style:name="T333" style:parent-style-name="Policepardéfaut" style:family="text">
      <style:text-properties style:font-name="Arial" style:font-name-complex="Arial"/>
    </style:style>
    <style:style style:name="T334" style:parent-style-name="Appelnotedebasdep." style:family="text">
      <style:text-properties style:font-name="Arial" style:font-name-complex="Arial"/>
    </style:style>
    <style:style style:name="P335" style:parent-style-name="Heading4" style:family="paragraph">
      <style:text-properties style:font-name="Arial" style:font-name-complex="Arial"/>
    </style:style>
    <style:style style:name="P336" style:parent-style-name="Heading5" style:family="paragraph"/>
    <style:style style:name="T337" style:parent-style-name="Policepardéfaut" style:family="text">
      <style:text-properties style:font-name="Arial" style:font-name-complex="Arial"/>
    </style:style>
    <style:style style:name="T338" style:parent-style-name="Appelnotedebasdep." style:family="text">
      <style:text-properties style:font-name="Arial" style:font-name-complex="Arial"/>
    </style:style>
    <style:style style:name="P339" style:parent-style-name="Heading5" style:family="paragraph"/>
    <style:style style:name="T340" style:parent-style-name="Policepardéfaut" style:family="text">
      <style:text-properties style:font-name="Arial" style:font-name-complex="Arial"/>
    </style:style>
    <style:style style:name="T341" style:parent-style-name="Appelnotedebasdep." style:family="text">
      <style:text-properties style:font-name="Arial" style:font-name-complex="Arial"/>
    </style:style>
    <style:style style:name="P342" style:parent-style-name="Heading5" style:family="paragraph"/>
    <style:style style:name="T343" style:parent-style-name="Policepardéfaut" style:family="text">
      <style:text-properties style:font-name="Arial" style:font-name-complex="Arial"/>
    </style:style>
    <style:style style:name="T344" style:parent-style-name="Appelnotedebasdep." style:family="text">
      <style:text-properties style:font-name="Arial" style:font-name-complex="Arial"/>
    </style:style>
    <style:style style:name="P345" style:parent-style-name="Textbody" style:family="paragraph">
      <style:text-properties style:font-name="Arial" style:font-name-complex="Arial" fo:font-weight="bold" style:font-weight-asian="bold"/>
    </style:style>
    <style:style style:name="P346" style:parent-style-name="Textbody" style:family="paragraph">
      <style:text-properties fo:language="en" fo:country="US"/>
    </style:style>
    <style:style style:name="P347" style:parent-style-name="Heading4" style:family="paragraph">
      <style:text-properties style:font-name="Arial" style:font-name-complex="Arial"/>
    </style:style>
    <style:style style:name="P348" style:parent-style-name="Textbody" style:family="paragraph">
      <style:paragraph-properties fo:text-align="start"/>
    </style:style>
    <style:style style:name="P349" style:parent-style-name="Textbody" style:family="paragraph">
      <style:paragraph-properties fo:text-align="start"/>
    </style:style>
    <style:style style:name="P350" style:parent-style-name="Heading1" style:family="paragraph">
      <style:paragraph-properties fo:break-before="page"/>
    </style:style>
    <style:style style:name="P351" style:parent-style-name="Heading1" style:family="paragraph">
      <style:paragraph-properties fo:break-before="page"/>
    </style:style>
    <style:style style:name="P352" style:parent-style-name="Heading1" style:family="paragraph">
      <style:paragraph-properties fo:break-before="page"/>
    </style:style>
    <style:style style:name="P353" style:parent-style-name="Heading6" style:family="paragraph">
      <style:paragraph-properties fo:break-before="page"/>
      <style:text-properties style:font-name="Arial" style:font-name-complex="Arial" fo:language="en" fo:country="US"/>
    </style:style>
    <style:style style:name="P354" style:parent-style-name="Standard" style:family="paragraph">
      <style:text-properties fo:language="en" fo:country="US"/>
    </style:style>
    <style:style style:name="P355" style:parent-style-name="Standard" style:family="paragraph">
      <style:text-properties fo:language="en" fo:country="US"/>
    </style:style>
    <style:style style:name="P356" style:parent-style-name="Standard" style:family="paragraph">
      <style:text-properties fo:language="en" fo:country="US"/>
    </style:style>
    <style:style style:name="P357" style:parent-style-name="Standard" style:family="paragraph">
      <style:paragraph-properties fo:text-align="justify"/>
      <style:text-properties fo:language="en" fo:country="US"/>
    </style:style>
    <style:style style:name="P358" style:parent-style-name="Standard" style:family="paragraph">
      <style:paragraph-properties fo:text-align="justify"/>
      <style:text-properties fo:language="en" fo:country="US"/>
    </style:style>
    <style:style style:name="P359" style:parent-style-name="Standard" style:family="paragraph">
      <style:paragraph-properties fo:text-align="justify"/>
      <style:text-properties fo:language="en" fo:country="US"/>
    </style:style>
    <style:style style:name="P360" style:parent-style-name="Standard" style:family="paragraph">
      <style:paragraph-properties fo:text-align="justify"/>
      <style:text-properties fo:language="en" fo:country="US"/>
    </style:style>
    <style:style style:name="P361" style:parent-style-name="Standard" style:family="paragraph">
      <style:text-properties fo:language="en" fo:country="US"/>
    </style:style>
    <style:style style:name="P362" style:parent-style-name="Standard" style:family="paragraph">
      <style:paragraph-properties fo:text-align="justify"/>
      <style:text-properties fo:language="en" fo:country="US"/>
    </style:style>
    <style:style style:name="P363" style:parent-style-name="Standard" style:family="paragraph">
      <style:paragraph-properties fo:text-align="justify"/>
      <style:text-properties fo:language="en" fo:country="US"/>
    </style:style>
    <style:style style:name="P364" style:parent-style-name="Standard" style:family="paragraph">
      <style:paragraph-properties fo:text-align="justify"/>
      <style:text-properties fo:language="en" fo:country="US"/>
    </style:style>
    <style:style style:name="P365" style:parent-style-name="Textbody" style:family="paragraph">
      <style:text-properties fo:language="en" fo:country="US"/>
    </style:style>
    <style:style style:name="P366" style:parent-style-name="Footnote" style:family="paragraph">
      <style:paragraph-properties fo:margin-left="0in" fo:text-indent="0in">
        <style:tab-stops/>
      </style:paragraph-properties>
    </style:style>
    <style:style style:name="P367" style:parent-style-name="Heading6" style:family="paragraph">
      <style:paragraph-properties fo:break-before="page"/>
      <style:text-properties style:font-name="Arial" style:font-name-complex="Arial"/>
    </style:style>
    <style:style style:name="P368" style:parent-style-name="Textbody" style:family="paragraph">
      <style:paragraph-properties fo:text-align="start" fo:line-height="100%"/>
      <style:text-properties style:font-name="Courier 10 Pitch" fo:font-size="10pt" style:font-size-asian="10pt" style:font-size-complex="10pt"/>
    </style:style>
    <style:style style:name="P369" style:parent-style-name="Textbody" style:family="paragraph">
      <style:paragraph-properties fo:text-align="start" fo:line-height="100%"/>
      <style:text-properties style:font-name="Courier 10 Pitch" fo:font-size="10pt" style:font-size-asian="10pt" style:font-size-complex="10pt"/>
    </style:style>
    <style:style style:name="P370" style:parent-style-name="Textbody" style:family="paragraph">
      <style:paragraph-properties fo:text-align="start" fo:line-height="100%"/>
      <style:text-properties style:font-name="Courier 10 Pitch" fo:font-size="10pt" style:font-size-asian="10pt" style:font-size-complex="10pt"/>
    </style:style>
    <style:style style:name="P371" style:parent-style-name="Textbody" style:family="paragraph">
      <style:paragraph-properties fo:text-align="start" fo:line-height="100%"/>
      <style:text-properties style:font-name="Courier 10 Pitch" fo:font-size="10pt" style:font-size-asian="10pt" style:font-size-complex="10pt"/>
    </style:style>
    <style:style style:name="P372" style:parent-style-name="Textbody" style:family="paragraph">
      <style:paragraph-properties fo:text-align="start" fo:line-height="100%"/>
      <style:text-properties style:font-name="Courier 10 Pitch" fo:font-size="10pt" style:font-size-asian="10pt" style:font-size-complex="10pt"/>
    </style:style>
    <style:style style:name="P373" style:parent-style-name="Textbody" style:family="paragraph">
      <style:paragraph-properties fo:text-align="start" fo:line-height="100%"/>
      <style:text-properties style:font-name="Courier 10 Pitch" fo:font-size="10pt" style:font-size-asian="10pt" style:font-size-complex="10pt"/>
    </style:style>
    <style:style style:name="P374" style:parent-style-name="Textbody" style:family="paragraph">
      <style:paragraph-properties fo:text-align="start" fo:line-height="100%"/>
      <style:text-properties style:font-name="Courier 10 Pitch" fo:font-size="10pt" style:font-size-asian="10pt" style:font-size-complex="10pt"/>
    </style:style>
    <style:style style:name="P375" style:parent-style-name="Textbody" style:family="paragraph">
      <style:paragraph-properties fo:text-align="start" fo:line-height="100%"/>
      <style:text-properties style:font-name="Courier 10 Pitch" fo:font-size="10pt" style:font-size-asian="10pt" style:font-size-complex="10pt"/>
    </style:style>
    <style:style style:name="P376" style:parent-style-name="Textbody" style:family="paragraph">
      <style:paragraph-properties fo:text-align="start" fo:line-height="100%"/>
      <style:text-properties style:font-name="Courier 10 Pitch" fo:font-size="10pt" style:font-size-asian="10pt" style:font-size-complex="10pt"/>
    </style:style>
    <style:style style:name="P377" style:parent-style-name="Textbody" style:family="paragraph">
      <style:paragraph-properties fo:text-align="start" fo:line-height="100%"/>
      <style:text-properties style:font-name="Courier 10 Pitch" fo:font-size="10pt" style:font-size-asian="10pt" style:font-size-complex="10pt"/>
    </style:style>
    <style:style style:name="P378" style:parent-style-name="Textbody" style:family="paragraph">
      <style:paragraph-properties fo:text-align="start" fo:line-height="100%"/>
      <style:text-properties style:font-name="Courier 10 Pitch" fo:font-size="10pt" style:font-size-asian="10pt" style:font-size-complex="10pt"/>
    </style:style>
    <style:style style:name="P379" style:parent-style-name="Textbody" style:family="paragraph">
      <style:paragraph-properties fo:text-align="start" fo:line-height="100%"/>
    </style:style>
    <style:style style:name="T380" style:parent-style-name="Policepardéfaut" style:family="text">
      <style:text-properties style:font-name="Courier 10 Pitch" fo:font-size="10pt" style:font-size-asian="10pt" style:font-size-complex="10pt"/>
    </style:style>
    <style:style style:name="T381" style:parent-style-name="Policepardéfaut" style:family="text">
      <style:text-properties style:font-name="Courier 10 Pitch" fo:font-size="10pt" style:font-size-asian="10pt" style:font-size-complex="10pt" fo:language="en" fo:country="US"/>
    </style:style>
    <style:style style:name="P382"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83"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84"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85"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86"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87"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88"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89"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90"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91"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92"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93" style:parent-style-name="Textbody" style:family="paragraph">
      <style:paragraph-properties fo:text-align="start" fo:line-height="100%"/>
      <style:text-properties style:font-name="Courier 10 Pitch" fo:font-size="10pt" style:font-size-asian="10pt" style:font-size-complex="10pt"/>
    </style:style>
    <style:style style:name="P394" style:parent-style-name="Textbody" style:family="paragraph">
      <style:paragraph-properties fo:text-align="start" fo:line-height="100%"/>
      <style:text-properties style:font-name="Courier 10 Pitch" fo:font-size="10pt" style:font-size-asian="10pt" style:font-size-complex="10pt"/>
    </style:style>
    <style:style style:name="P395" style:parent-style-name="Textbody" style:family="paragraph">
      <style:paragraph-properties fo:text-align="start" fo:line-height="100%"/>
      <style:text-properties style:font-name="Courier 10 Pitch" fo:font-size="10pt" style:font-size-asian="10pt" style:font-size-complex="10pt"/>
    </style:style>
    <style:style style:name="P396"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97"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98"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99" style:parent-style-name="Textbody" style:family="paragraph">
      <style:paragraph-properties fo:text-align="start" fo:line-height="100%"/>
      <style:text-properties style:font-name="Courier 10 Pitch" fo:font-size="10pt" style:font-size-asian="10pt" style:font-size-complex="10pt"/>
    </style:style>
    <style:style style:name="P400" style:parent-style-name="Textbody" style:family="paragraph">
      <style:paragraph-properties fo:text-align="start" fo:line-height="100%"/>
      <style:text-properties style:font-name="Courier 10 Pitch" fo:font-size="10pt" style:font-size-asian="10pt" style:font-size-complex="10pt"/>
    </style:style>
    <style:style style:name="P401" style:parent-style-name="Textbody" style:family="paragraph">
      <style:paragraph-properties fo:text-align="start" fo:line-height="100%"/>
      <style:text-properties style:font-name="Courier 10 Pitch" fo:font-size="10pt" style:font-size-asian="10pt" style:font-size-complex="10pt"/>
    </style:style>
    <style:style style:name="P402" style:parent-style-name="Textbody" style:family="paragraph">
      <style:paragraph-properties fo:text-align="start" fo:line-height="100%"/>
      <style:text-properties style:font-name="Courier 10 Pitch" fo:font-size="10pt" style:font-size-asian="10pt" style:font-size-complex="10pt"/>
    </style:style>
    <style:style style:name="P403" style:parent-style-name="Textbody" style:family="paragraph">
      <style:paragraph-properties fo:text-align="start" fo:line-height="100%"/>
      <style:text-properties style:font-name="Courier 10 Pitch" fo:font-size="10pt" style:font-size-asian="10pt" style:font-size-complex="10pt"/>
    </style:style>
    <style:style style:name="P404" style:parent-style-name="Textbody" style:family="paragraph">
      <style:paragraph-properties fo:text-align="start" fo:line-height="100%"/>
      <style:text-properties style:font-name="Courier 10 Pitch" fo:font-size="10pt" style:font-size-asian="10pt" style:font-size-complex="10pt"/>
    </style:style>
    <style:style style:name="P405" style:parent-style-name="Heading6" style:family="paragraph">
      <style:text-properties style:font-name="Arial" style:font-name-complex="Arial"/>
    </style:style>
    <style:style style:name="P406" style:parent-style-name="Textbody" style:family="paragraph">
      <style:paragraph-properties fo:line-height="100%"/>
      <style:text-properties style:font-name="Courier 10 Pitch" fo:font-size="10pt" style:font-size-asian="10pt" style:font-size-complex="10pt"/>
    </style:style>
    <style:style style:name="P407" style:parent-style-name="Textbody" style:family="paragraph">
      <style:paragraph-properties fo:line-height="100%"/>
      <style:text-properties style:font-name="Courier 10 Pitch" fo:font-size="10pt" style:font-size-asian="10pt" style:font-size-complex="10pt"/>
    </style:style>
    <style:style style:name="P408" style:parent-style-name="Textbody" style:family="paragraph">
      <style:paragraph-properties fo:line-height="100%"/>
      <style:text-properties style:font-name="Courier 10 Pitch" fo:font-size="10pt" style:font-size-asian="10pt" style:font-size-complex="10pt"/>
    </style:style>
    <style:style style:name="P409" style:parent-style-name="Textbody" style:family="paragraph">
      <style:paragraph-properties fo:line-height="100%"/>
      <style:text-properties style:font-name="Courier 10 Pitch" fo:font-size="10pt" style:font-size-asian="10pt" style:font-size-complex="10pt"/>
    </style:style>
    <style:style style:name="P410" style:parent-style-name="Textbody" style:family="paragraph">
      <style:paragraph-properties fo:line-height="100%"/>
      <style:text-properties style:font-name="Courier 10 Pitch" fo:font-size="10pt" style:font-size-asian="10pt" style:font-size-complex="10pt"/>
    </style:style>
    <style:style style:name="P411" style:parent-style-name="Textbody" style:family="paragraph">
      <style:paragraph-properties fo:line-height="100%"/>
      <style:text-properties style:font-name="Courier 10 Pitch" fo:font-size="10pt" style:font-size-asian="10pt" style:font-size-complex="10pt"/>
    </style:style>
    <style:style style:name="P412" style:parent-style-name="Textbody" style:family="paragraph">
      <style:paragraph-properties fo:line-height="100%"/>
      <style:text-properties style:font-name="Courier 10 Pitch" fo:font-size="10pt" style:font-size-asian="10pt" style:font-size-complex="10pt"/>
    </style:style>
    <style:style style:name="P413" style:parent-style-name="Textbody" style:family="paragraph">
      <style:paragraph-properties fo:line-height="100%"/>
      <style:text-properties style:font-name="Courier 10 Pitch" fo:font-size="10pt" style:font-size-asian="10pt" style:font-size-complex="10pt"/>
    </style:style>
    <style:style style:name="P414" style:parent-style-name="Textbody" style:family="paragraph">
      <style:paragraph-properties fo:line-height="100%"/>
      <style:text-properties style:font-name="Courier 10 Pitch" fo:font-size="10pt" style:font-size-asian="10pt" style:font-size-complex="10pt"/>
    </style:style>
    <style:style style:name="P415" style:parent-style-name="Textbody" style:family="paragraph">
      <style:paragraph-properties fo:line-height="100%"/>
      <style:text-properties style:font-name="Courier 10 Pitch" fo:font-size="10pt" style:font-size-asian="10pt" style:font-size-complex="10pt"/>
    </style:style>
    <style:style style:name="P416" style:parent-style-name="Textbody" style:family="paragraph">
      <style:paragraph-properties fo:line-height="100%"/>
      <style:text-properties style:font-name="Courier 10 Pitch" fo:font-size="10pt" style:font-size-asian="10pt" style:font-size-complex="10pt"/>
    </style:style>
    <style:style style:name="P417" style:parent-style-name="Textbody" style:family="paragraph">
      <style:paragraph-properties fo:line-height="100%"/>
      <style:text-properties style:font-name="Courier 10 Pitch" fo:font-size="10pt" style:font-size-asian="10pt" style:font-size-complex="10pt"/>
    </style:style>
    <style:style style:name="P418" style:parent-style-name="Textbody" style:family="paragraph">
      <style:paragraph-properties fo:line-height="100%"/>
      <style:text-properties style:font-name="Courier 10 Pitch" fo:font-size="10pt" style:font-size-asian="10pt" style:font-size-complex="10pt"/>
    </style:style>
    <style:style style:name="P419" style:parent-style-name="Textbody" style:family="paragraph">
      <style:paragraph-properties fo:line-height="100%"/>
      <style:text-properties style:font-name="Courier 10 Pitch" fo:font-size="10pt" style:font-size-asian="10pt" style:font-size-complex="10pt" fo:language="en" fo:country="US"/>
    </style:style>
    <style:style style:name="P420" style:parent-style-name="Textbody" style:family="paragraph">
      <style:paragraph-properties fo:line-height="100%"/>
      <style:text-properties style:font-name="Courier 10 Pitch" fo:font-size="10pt" style:font-size-asian="10pt" style:font-size-complex="10pt" fo:language="en" fo:country="US"/>
    </style:style>
    <style:style style:name="P421" style:parent-style-name="Textbody" style:family="paragraph">
      <style:paragraph-properties fo:line-height="100%"/>
      <style:text-properties style:font-name="Courier 10 Pitch" fo:font-size="10pt" style:font-size-asian="10pt" style:font-size-complex="10pt" fo:language="en" fo:country="US"/>
    </style:style>
    <style:style style:name="P422" style:parent-style-name="Textbody" style:family="paragraph">
      <style:paragraph-properties fo:line-height="100%"/>
      <style:text-properties style:font-name="Courier 10 Pitch" fo:font-size="10pt" style:font-size-asian="10pt" style:font-size-complex="10pt"/>
    </style:style>
    <style:style style:name="P423" style:parent-style-name="Textbody" style:family="paragraph">
      <style:paragraph-properties fo:line-height="100%"/>
      <style:text-properties style:font-name="Courier 10 Pitch" fo:font-size="10pt" style:font-size-asian="10pt" style:font-size-complex="10pt" fo:language="en" fo:country="US"/>
    </style:style>
    <style:style style:name="P424" style:parent-style-name="Textbody" style:family="paragraph">
      <style:paragraph-properties fo:line-height="100%"/>
      <style:text-properties style:font-name="Courier 10 Pitch" fo:font-size="10pt" style:font-size-asian="10pt" style:font-size-complex="10pt" fo:language="en" fo:country="US"/>
    </style:style>
    <style:style style:name="P425" style:parent-style-name="Textbody" style:family="paragraph">
      <style:paragraph-properties fo:line-height="100%"/>
      <style:text-properties style:font-name="Courier 10 Pitch" fo:font-size="10pt" style:font-size-asian="10pt" style:font-size-complex="10pt" fo:language="en" fo:country="US"/>
    </style:style>
    <style:style style:name="P426" style:parent-style-name="Textbody" style:family="paragraph">
      <style:paragraph-properties fo:line-height="100%"/>
      <style:text-properties style:font-name="Courier 10 Pitch" fo:font-size="10pt" style:font-size-asian="10pt" style:font-size-complex="10pt" fo:language="en" fo:country="US"/>
    </style:style>
    <style:style style:name="P427" style:parent-style-name="Textbody" style:family="paragraph">
      <style:paragraph-properties fo:line-height="100%"/>
      <style:text-properties style:font-name="Courier 10 Pitch" fo:font-size="10pt" style:font-size-asian="10pt" style:font-size-complex="10pt" fo:language="en" fo:country="US"/>
    </style:style>
    <style:style style:name="P428" style:parent-style-name="Textbody" style:family="paragraph">
      <style:paragraph-properties fo:line-height="100%"/>
      <style:text-properties style:font-name="Courier 10 Pitch" fo:font-size="10pt" style:font-size-asian="10pt" style:font-size-complex="10pt"/>
    </style:style>
    <style:style style:name="P429" style:parent-style-name="Textbody" style:family="paragraph">
      <style:paragraph-properties fo:line-height="100%"/>
      <style:text-properties style:font-name="Courier 10 Pitch" fo:font-size="10pt" style:font-size-asian="10pt" style:font-size-complex="10pt" fo:language="en" fo:country="US"/>
    </style:style>
    <style:style style:name="P430" style:parent-style-name="Textbody" style:family="paragraph">
      <style:paragraph-properties fo:line-height="100%"/>
      <style:text-properties style:font-name="Courier 10 Pitch" fo:font-size="10pt" style:font-size-asian="10pt" style:font-size-complex="10pt" fo:language="en" fo:country="US"/>
    </style:style>
    <style:style style:name="P431" style:parent-style-name="Textbody" style:family="paragraph">
      <style:paragraph-properties fo:line-height="100%"/>
    </style:style>
    <style:style style:name="T432" style:parent-style-name="Policepardéfaut" style:family="text">
      <style:text-properties style:font-name="Courier 10 Pitch" fo:font-size="10pt" style:font-size-asian="10pt" style:font-size-complex="10pt"/>
    </style:style>
  </office:automatic-styles>
  <office:body>
    <office:text text:use-soft-page-breaks="true">
      <text:p text:style-name="P1">Université paris 8</text:p>
      <text:p text:style-name="P2">IUT MONTREUIL</text:p>
      <text:p text:style-name="P3"/>
      <text:p text:style-name="P4">Projet Bomberdose</text:p>
      <text:p text:style-name="P5">Réalisé par Quentin Leuly (GI), Francisco Micaelli (IN), Olivier Solliec (IN)</text:p>
      <text:p text:style-name="P6">Tuteur : Dario Vieira</text:p>
      <text:p text:style-name="P7">Le XX avril 2010</text:p>
      <text:p text:style-name="Standard"/>
      <text:p text:style-name="Standard">à mettre en page, j'ai la flemme</text:p>
      <text:p text:style-name="P8"/>
      <text:h text:style-name="P9" text:outline-level="1"><text:bookmark-start text:name="_Toc258360307"/><text:soft-page-break/>Résumé du rapport<text:bookmark-end text:name="_Toc258360307"/></text:h>
      <text:p text:style-name="Textbody">Nous allons vous présenter en quelques mots le contenu du rapport du BomberDose. Tout d'abord, ce projet est réalisé dans le cadre du projet de fin de deuxième année du DUT informatique à l'iut de Montreuil. Bomberdose est un jeu multi-joueurs en réseau, en temps réel, où il faut poser des bombes afin de se débarrasser de ses adversaires pour remporter la partie. Il est réalisé selon une architecture Client/Serveur, où le serveur gère tout le moteur du jeu et le client s'occupe de l'affichage graphique et des écouteurs de clavier.</text:p>
      <text:p text:style-name="Textbody">Dans l'esprit du logiciel libre qui règne à l'iut de Montreuil, et pour nous aider dans notre travail, nous avons utilisé un serveur pour héberger notre code, ainsi que des outils de contrôle de versions. Nous vous indiquerons l'expérience que nous avons acquise en la matière, ainsi que les avantages d'une telle méthode par rapport à un simple échange de code par email.</text:p>
      <text:p text:style-name="Textbody">Dans ce rapport, nous vous guiderons de l'étape de choix du projet à la réalisation de celui ci, tout en explicitant les choix de conception nécessaires. De plus, une copie du cahier des charges initial ainsi qu'un manuel de l'utilisateur sont attachés à ce rapport.</text:p>
      <text:p text:style-name="Text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body">Il conviendra de vous faire connaître le résultat final, en le comparant avec les objectifs que nous nous étions fixés au départ, pour conclure sur l'utilité d'un tel projet, ainsi que les apports techniques et personnels que nous a apporté le BomberDose.</text:p>
      <text:h text:style-name="P10" text:outline-level="1"><text:bookmark-start text:name="_Toc258360308"/><text:soft-page-break/>Summary<text:bookmark-end text:name="_Toc258360308"/></text:h>
      <text:p text:style-name="P11">This project has been realized to validate our second year at Montreuil Institute of Technology (MIT). Bomberdose is a multi-player real-time game based on Bomberman, the famous video game designed by Hudson Soft in 1983. In this game, you must survive, and you can drop bombs in order to try to kill your opponents. We decided to conceive it using a Client/Server architecture, so as to put in use our skills in network programming and designing. The client part manages all the graphics and inputs, whereas the server part dictates how the game works, ie, it is a game engine. This separation suited us because it let us share the work easily.</text:p>
      <text:p text:style-name="P12">To concur with the free software spirit at MIT, we decided to host our project on a server, and to use version control software. As we knew it would, it was really helpful during the development stage, way better than sharing lines of code by email. We will explain to you how we used VCS and how it benefited us.</text:p>
      <text:p text:style-name="P13">Then, we will walk you through the report, from the beginning, that is to say the choice of the project, to the designing/programming part. Furthermore, we included a copy of the users' manual, and of the project specification document.</text:p>
      <text:p text:style-name="P14">Next, we will present the programming language<text:s/>C++, that<text:s/>was relatively new to our team, as well as the SFML library which has nice ways of managing network and graphics programming. However, a project like this never goes smoothly and has to fix/circumvent <text:s/>obstacles, so we will tell you what they were, obviously the biggest one being time. <text:s/>We actually had to remove some elements from our project due to poor time management.</text:p>
      <text:p text:style-name="P15">Eventually, we will draw a comparison between our initial goals and the final product, sharing with you our thoughts on Bomberdose as well as the experience such a project gave us.</text:p>
      <text:p text:style-name="P16"/>
      <text:p text:style-name="P17"/>
      <text:p text:style-name="P18"/>
      <text:p text:style-name="P19"/>
      <text:p text:style-name="P20"/>
      <text:p text:style-name="P21"/>
      <text:p text:style-name="P22"/>
      <text:p text:style-name="P23"/>
      <text:soft-page-break/>
      <text:p text:style-name="TM1">Sommaire</text:p>
      <text:table-of-content text:name="_TOC0">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TM4">
            <text:index-entry-text/>
            <text:index-entry-tab-stop style:leader-char="." style:type="right"/>
            <text:index-entry-page-number/>
          </text:table-of-content-entry-template>
          <text:table-of-content-entry-template text:outline-level="5" text:style-name="TM5">
            <text:index-entry-text/>
            <text:index-entry-tab-stop style:leader-char="." style:type="right"/>
            <text:index-entry-page-number/>
          </text:table-of-content-entry-template>
          <text:table-of-content-entry-template text:outline-level="6" text:style-name="TM6">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TM1">Résumé du rapport<text:tab/>3</text:p>
          <text:p text:style-name="TM1"><text:span text:style-name="T24">Summary</text:span><text:tab/>4</text:p>
          <text:p text:style-name="TM1">Introduction<text:tab/>7</text:p>
          <text:p text:style-name="TM2"><text:span text:style-name="T25">I.</text:span><text:span text:style-name="T26"><text:tab/></text:span><text:span text:style-name="T27">Justification du projet</text:span><text:span text:style-name="T28"><text:tab/></text:span><text:span text:style-name="T29">7</text:span></text:p>
          <text:p text:style-name="TM2"><text:span text:style-name="T30">II.</text:span><text:span text:style-name="T31"><text:tab/></text:span><text:span text:style-name="T32">Analyse de l'existant</text:span><text:span text:style-name="T33"><text:tab/></text:span><text:span text:style-name="T34">7</text:span></text:p>
          <text:p text:style-name="TM3"><text:span text:style-name="T35">A.</text:span><text:span text:style-name="T36"><text:tab/></text:span><text:span text:style-name="T37">Jeu original</text:span><text:span text:style-name="T38"><text:tab/></text:span><text:span text:style-name="T39">7</text:span></text:p>
          <text:p text:style-name="TM3"><text:span text:style-name="T40">B.</text:span><text:span text:style-name="T41"><text:tab/></text:span><text:span text:style-name="T42">Projets concurrents/voisins</text:span><text:span text:style-name="T43"><text:tab/></text:span><text:span text:style-name="T44">8</text:span></text:p>
          <text:p text:style-name="TM1">Développement<text:tab/>8</text:p>
          <text:p text:style-name="TM2"><text:span text:style-name="T45">I.</text:span><text:span text:style-name="T46"><text:tab/></text:span><text:span text:style-name="T47">La démarche</text:span><text:span text:style-name="T48"><text:tab/></text:span><text:span text:style-name="T49">8</text:span></text:p>
          <text:p text:style-name="TM3"><text:span text:style-name="T50">A.</text:span><text:span text:style-name="T51"><text:tab/></text:span><text:span text:style-name="T52">La répartition des tâches</text:span><text:span text:style-name="T53"><text:tab/></text:span><text:span text:style-name="T54">8</text:span></text:p>
          <text:p text:style-name="TM3"><text:span text:style-name="T55">B.</text:span><text:span text:style-name="T56"><text:tab/></text:span><text:span text:style-name="T57">Utilisation d'outils de contrôle de version</text:span><text:span text:style-name="T58"><text:tab/></text:span><text:span text:style-name="T59">9</text:span></text:p>
          <text:p text:style-name="TM3"><text:span text:style-name="T60">C.</text:span><text:span text:style-name="T61"><text:tab/></text:span><text:span text:style-name="T62">Changements des spécifications techniques</text:span><text:span text:style-name="T63"><text:tab/></text:span><text:span text:style-name="T64">9</text:span></text:p>
          <text:p text:style-name="TM2"><text:span text:style-name="T65">II.</text:span><text:span text:style-name="T66"><text:tab/></text:span><text:span text:style-name="T67">La réalisation</text:span><text:span text:style-name="T68"><text:tab/></text:span><text:span text:style-name="T69">10</text:span></text:p>
          <text:p text:style-name="TM3"><text:span text:style-name="T70">A.</text:span><text:span text:style-name="T71"><text:tab/></text:span><text:span text:style-name="T72">Le cahier des charges</text:span><text:span text:style-name="T73"><text:tab/></text:span><text:span text:style-name="T74">10</text:span></text:p>
          <text:p text:style-name="TM3"><text:span text:style-name="T75">B.</text:span><text:span text:style-name="T76"><text:tab/></text:span><text:span text:style-name="T77">Manuel utilisateur</text:span><text:span text:style-name="T78"><text:tab/></text:span><text:span text:style-name="T79">10</text:span></text:p>
          <text:p text:style-name="TM5"><text:span text:style-name="T80">1.</text:span><text:span text:style-name="T81"><text:tab/></text:span><text:span text:style-name="T82">Description générale du jeu</text:span><text:span text:style-name="T83"><text:tab/></text:span><text:span text:style-name="T84">10</text:span></text:p>
          <text:p text:style-name="TM5"><text:span text:style-name="T85">2.</text:span><text:span text:style-name="T86"><text:tab/></text:span><text:span text:style-name="T87">Configuration serveur</text:span><text:span text:style-name="T88"><text:tab/></text:span><text:span text:style-name="T89">11</text:span></text:p>
          <text:p text:style-name="TM5"><text:span text:style-name="T90">3.</text:span><text:span text:style-name="T91"><text:tab/></text:span><text:span text:style-name="T92">Configuration client</text:span><text:span text:style-name="T93"><text:tab/></text:span><text:span text:style-name="T94">11</text:span></text:p>
          <text:p text:style-name="TM5"><text:span text:style-name="T95">4.</text:span><text:span text:style-name="T96"><text:tab/></text:span><text:span text:style-name="T97">Une partie</text:span><text:span text:style-name="T98"><text:tab/></text:span><text:span text:style-name="T99">11</text:span></text:p>
          <text:p text:style-name="TM5"><text:span text:style-name="T100">5.</text:span><text:span text:style-name="T101"><text:tab/></text:span><text:span text:style-name="T102">Les objets</text:span><text:span text:style-name="T103"><text:tab/></text:span><text:span text:style-name="T104">12</text:span></text:p>
          <text:p text:style-name="TM3"><text:span text:style-name="T105">C.</text:span><text:span text:style-name="T106"><text:tab/></text:span><text:span text:style-name="T107">La conception générale et détaillée de l'application</text:span><text:span text:style-name="T108"><text:tab/></text:span><text:span text:style-name="T109">12</text:span></text:p>
          <text:p text:style-name="TM4"><text:span text:style-name="T110">1.</text:span><text:span text:style-name="T111"><text:tab/></text:span><text:span text:style-name="T112">La communication</text:span><text:span text:style-name="T113"><text:tab/></text:span><text:span text:style-name="T114">12</text:span></text:p>
          <text:p text:style-name="TM5"><text:span text:style-name="T115">2.</text:span><text:span text:style-name="T116"><text:tab/></text:span><text:span text:style-name="T117">Coté serveur</text:span><text:span text:style-name="T118"><text:tab/></text:span><text:span text:style-name="T119">13</text:span></text:p>
          <text:p text:style-name="TM5"><text:span text:style-name="T120">3.</text:span><text:span text:style-name="T121"><text:tab/></text:span><text:span text:style-name="T122">Côté client</text:span><text:span text:style-name="T123"><text:tab/></text:span><text:span text:style-name="T124">13</text:span></text:p>
          <text:p text:style-name="TM5"><text:span text:style-name="T125">4.</text:span><text:span text:style-name="T126"><text:tab/></text:span><text:span text:style-name="T127">Ports utilisés</text:span><text:span text:style-name="T128"><text:tab/></text:span><text:span text:style-name="T129">13</text:span></text:p>
          <text:p text:style-name="TM5"><text:span text:style-name="T130">5.</text:span><text:span text:style-name="T131"><text:tab/></text:span><text:span text:style-name="T132">Les threads</text:span><text:span text:style-name="T133"><text:tab/></text:span><text:span text:style-name="T134">13</text:span></text:p>
          <text:p text:style-name="TM5"><text:span text:style-name="T135">6.</text:span><text:span text:style-name="T136"><text:tab/></text:span><text:span text:style-name="T137">Les Mutex</text:span><text:span text:style-name="T138"><text:tab/></text:span><text:span text:style-name="T139">14</text:span></text:p>
          <text:p text:style-name="TM5"><text:span text:style-name="T140">7.</text:span><text:span text:style-name="T141"><text:tab/></text:span><text:span text:style-name="T142">Les packets</text:span><text:span text:style-name="T143"><text:tab/></text:span><text:span text:style-name="T144">14</text:span></text:p>
          <text:p text:style-name="TM3"><text:span text:style-name="T145">D.</text:span><text:span text:style-name="T146"><text:tab/></text:span><text:span text:style-name="T147">La réalisation et la validation de l'application</text:span><text:span text:style-name="T148"><text:tab/></text:span><text:span text:style-name="T149">14</text:span></text:p>
          <text:p text:style-name="TM4"><text:span text:style-name="T150">1.</text:span><text:span text:style-name="T151"><text:tab/></text:span><text:span text:style-name="T152">Le C++</text:span><text:span text:style-name="T153"><text:tab/></text:span><text:span text:style-name="T154">14</text:span></text:p>
          <text:p text:style-name="TM4"><text:span text:style-name="T155">2.</text:span><text:span text:style-name="T156"><text:tab/></text:span><text:span text:style-name="T157">La SFML</text:span><text:span text:style-name="T158"><text:tab/></text:span><text:span text:style-name="T159">15</text:span></text:p>
          <text:p text:style-name="TM5"><text:span text:style-name="T160">a.</text:span><text:span text:style-name="T161"><text:tab/></text:span><text:span text:style-name="T162">Description de la sfml</text:span><text:span text:style-name="T163"><text:tab/></text:span><text:span text:style-name="T164">15</text:span></text:p>
          <text:p text:style-name="TM5"><text:span text:style-name="T165">b.</text:span><text:span text:style-name="T166"><text:tab/></text:span><text:span text:style-name="T167">Les limites de la sfml</text:span><text:span text:style-name="T168"><text:tab/></text:span><text:span text:style-name="T169">15</text:span></text:p>
          <text:p text:style-name="TM4"><text:span text:style-name="T170">3.</text:span><text:span text:style-name="T171"><text:tab/></text:span><text:span text:style-name="T172">Le moteur de jeu</text:span><text:span text:style-name="T173"><text:tab/></text:span><text:span text:style-name="T174">16</text:span></text:p>
          <text:p text:style-name="TM5"><text:span text:style-name="T175">a.</text:span><text:span text:style-name="T176"><text:tab/></text:span><text:span text:style-name="T177">Bomberdose</text:span><text:span text:style-name="T178"><text:tab/></text:span><text:span text:style-name="T179">16</text:span></text:p>
          <text:p text:style-name="TM5"><text:span text:style-name="T180">b.</text:span><text:span text:style-name="T181"><text:tab/></text:span><text:span text:style-name="T182">Plateau</text:span><text:span text:style-name="T183"><text:tab/></text:span><text:span text:style-name="T184">16</text:span></text:p>
          <text:p text:style-name="TM5"><text:span text:style-name="T185">c.</text:span><text:span text:style-name="T186"><text:tab/></text:span><text:span text:style-name="T187">Joueur</text:span><text:span text:style-name="T188"><text:tab/></text:span><text:span text:style-name="T189">17</text:span></text:p>
          <text:p text:style-name="TM5"><text:span text:style-name="T190">d.</text:span><text:span text:style-name="T191"><text:tab/></text:span><text:span text:style-name="T192">Server</text:span><text:span text:style-name="T193"><text:tab/></text:span><text:span text:style-name="T194">17</text:span></text:p>
          <text:p text:style-name="TM5"><text:span text:style-name="T195">e.</text:span><text:span text:style-name="T196"><text:tab/></text:span><text:span text:style-name="T197">Sclient</text:span><text:span text:style-name="T198"><text:tab/></text:span><text:span text:style-name="T199">17</text:span></text:p>
          <text:p text:style-name="TM5"><text:span text:style-name="T200">f.</text:span><text:span text:style-name="T201"><text:tab/></text:span><text:span text:style-name="T202">Structure de données ToClient.h</text:span><text:span text:style-name="T203"><text:tab/></text:span><text:span text:style-name="T204">17</text:span></text:p>
          <text:p text:style-name="TM4"><text:span text:style-name="T205">4.</text:span><text:span text:style-name="T206"><text:tab/></text:span><text:span text:style-name="T207">Les macros</text:span><text:span text:style-name="T208"><text:tab/></text:span><text:span text:style-name="T209">18</text:span></text:p>
          <text:p text:style-name="TM4"><text:span text:style-name="T210">5.</text:span><text:span text:style-name="T211"><text:tab/></text:span><text:span text:style-name="T212">Le client</text:span><text:span text:style-name="T213"><text:tab/></text:span><text:span text:style-name="T214">18</text:span></text:p>
          <text:p text:style-name="TM5"><text:span text:style-name="T215">a.</text:span><text:span text:style-name="T216"><text:tab/></text:span><text:span text:style-name="T217">Client</text:span><text:span text:style-name="T218"><text:tab/></text:span><text:span text:style-name="T219">18</text:span></text:p>
          <text:p text:style-name="TM5"><text:span text:style-name="T220">b.</text:span><text:span text:style-name="T221"><text:tab/></text:span><text:span text:style-name="T222">Structure de données ToServer.h</text:span><text:span text:style-name="T223"><text:tab/></text:span><text:span text:style-name="T224">18</text:span></text:p>
          <text:p text:style-name="TM4"><text:span text:style-name="T225">6.</text:span><text:span text:style-name="T226"><text:tab/></text:span><text:span text:style-name="T227">Difficultés rencontrées</text:span><text:span text:style-name="T228"><text:tab/></text:span><text:span text:style-name="T229">18</text:span></text:p>
          <text:p text:style-name="TM5"><text:span text:style-name="T230">a.</text:span><text:span text:style-name="T231"><text:tab/></text:span><text:span text:style-name="T232">Partage de variables entre les threads</text:span><text:span text:style-name="T233"><text:tab/></text:span><text:span text:style-name="T234">18</text:span></text:p>
          <text:p text:style-name="TM5"><text:span text:style-name="T235">b.</text:span><text:span text:style-name="T236"><text:tab/></text:span><text:span text:style-name="T237">Utilisation d'une fréquence importante du CPU dans les Threads</text:span><text:span text:style-name="T238"><text:tab/></text:span><text:span text:style-name="T239">19</text:span></text:p>
          <text:p text:style-name="TM5"><text:span text:style-name="T240">c.</text:span><text:span text:style-name="T241"><text:tab/></text:span><text:span text:style-name="T242">Arrêt de la méthode Run() d'un Thread d'écoute</text:span><text:span text:style-name="T243"><text:tab/></text:span><text:span text:style-name="T244">19</text:span></text:p>
          <text:p text:style-name="TM4"><text:span text:style-name="T245">7.</text:span><text:span text:style-name="T246"><text:tab/></text:span><text:span text:style-name="T247">Le produit final</text:span><text:span text:style-name="T248"><text:tab/></text:span><text:span text:style-name="T249">19</text:span></text:p>
          <text:p text:style-name="TM1">Conclusion générale<text:tab/>20</text:p>
          <text:p text:style-name="TM1">Bibliographie<text:tab/>21</text:p>
          <text:soft-page-break/>
          <text:p text:style-name="TM1">Glossaire<text:tab/>22</text:p>
          <text:p text:style-name="TM1">Annexes<text:tab/>25</text:p>
          <text:p text:style-name="TM6"><text:span text:style-name="T250">Annexe 1 : Licence New BSD</text:span><text:span text:style-name="T251"><text:tab/></text:span><text:span text:style-name="T252">26</text:span></text:p>
          <text:p text:style-name="TM6"><text:span text:style-name="T253">Annexe 3 : Structure de données ToClient et surcharge d'opérateurs</text:span><text:span text:style-name="T254"><text:tab/></text:span><text:span text:style-name="T255">27</text:span></text:p>
          <text:p text:style-name="TM6"><text:span text:style-name="T256">Annexe 4 : Structure de données ToServer et surcharge d'opérateurs</text:span><text:span text:style-name="T257"><text:tab/></text:span><text:span text:style-name="T258">28</text:span></text:p>
        </text:index-body>
      </text:table-of-content>
      <text:p text:style-name="P259"/>
      <text:p text:style-name="P260"/>
      <text:p text:style-name="Contents1"/>
      <text:p text:style-name="Contents1"/>
      <text:p text:style-name="Standard"/>
      <text:p text:style-name="P261"/>
      <text:h text:style-name="Heading1" text:outline-level="1"><text:bookmark-start text:name="_Toc258360309"/>Introduction<text:bookmark-end text:name="_Toc258360309"/></text:h>
      <text:h text:style-name="P262" text:outline-level="2"><text:bookmark-start text:name="_Toc258360310"/>Justification du projet<text:bookmark-end text:name="_Toc258360310"/></text:h>
      <text:p text:style-name="Text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notedebasdep."><text:note text:note-class="footnote" text:id="_ftn0"><text:note-citation>1</text:note-citation><text:note-body><text:p text:style-name="P263">Sourceforge.net, le c++ est en deuxième position avec 33520 projets après le java (42179), mars 2010</text:p></text:note-body></text:note></text:span>, et bien qu'ancien, ce langage est toujours assez important dans le monde du logiciel propriétaire.</text:p>
      <text:p text:style-name="Textbody">Enfin, il s'agit d'un bon exercice au maniement des logiciels de contrôle de versions (nous avons personnellement choisi SVN, appelé encore subversion, et notre code est disponible sur googlecode<text:span text:style-name="Appelnotedebasdep."><text:note text:note-class="footnote" text:id="_ftn1"><text:note-citation>2</text:note-citation><text:note-body><text:p text:style-name="P264">http://code.google.com/p/bomberdose/</text:p></text:note-body></text:note></text:span><text:s/>en licence new BSD<text:span text:style-name="Appelnotedebasdep."><text:note text:note-class="footnote" text:id="_ftn2"><text:note-citation>3</text:note-citation><text:note-body><text:p text:style-name="P265">Annexe 1 – Licence new BSD</text:p></text:note-body></text:note></text:span>), qui sont indispensables au bon déroulement d'un projet open-source.</text:p>
      <text:h text:style-name="P266" text:outline-level="2"><text:bookmark-start text:name="_Toc258360311"/>Analyse de l'existant<text:bookmark-end text:name="_Toc258360311"/></text:h>
      <text:h text:style-name="P267" text:outline-level="3"><text:bookmark-start text:name="_Toc258360312"/>Jeu original<text:bookmark-end text:name="_Toc258360312"/></text:h>
      <text:p text:style-name="P268">Est ce qu'on décrit le fonctionnement du jeu ici, ou on le foutra ds le manuel utilisateur</text:p>
      <text:p text:style-name="Textbody">Le jeu original sur lequel est basé notre projet, 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269">http://en.wikipedia.org/wiki/Bomberman</text:p></text:note-body></text:note></text:span><text:s/>dans le monde entier. Etant l'un des pionniers des jeux multi-joueurs, il s'est rapidement établi comme référence dans le monde du jeu vidéo, notamment sur console Nintendo.</text:p>
      <text:h text:style-name="P270" text:outline-level="3"><text:bookmark-start text:name="_Toc258360313"/><text:soft-page-break/>Projets concurrents/voisins<text:bookmark-end text:name="_Toc258360313"/></text:h>
      <text:p text:style-name="Textbody">Lors de notre recherche à la bibliothèque de l'iut sur les projets de fin d'années réalisés par les anciens élèves, nous sommes tombés sur un Bomberman-like réalisé en Java en 2007, à l'aide de la bibliothèque JADE<text:span text:style-name="Appelnotedebasdep."><text:note text:note-class="footnote" text:id="_ftn4"><text:note-citation>5</text:note-citation><text:note-body><text:p text:style-name="P271"><text:s/>Bibliothèque pour le Java permettant l'implémentation de systèmes multi-agents, mettant à disposition de l'utilisateur des outils graphiques pour les phases de débugging et déploiement.</text:p></text:note-body></text:note></text:span>.</text:p>
      <text:p text:style-name="Textbody">Il était donc possible de réaliser un Bomberman-like qui respecte les spécifications du projet de fin d'année demandés par l'iut, même s'il ce projet ne correspond pas tout à fait à nos objectifs (langage différent, utilisation sockets).</text:p>
      <text:p text:style-name="Text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1" text:outline-level="1"><text:bookmark-start text:name="_Toc258360314"/>Développement<text:bookmark-end text:name="_Toc258360314"/></text:h>
      <text:h text:style-name="P272" text:outline-level="2"><text:bookmark-start text:name="_Toc258360315"/>La démarche<text:bookmark-end text:name="_Toc258360315"/></text:h>
      <text:h text:style-name="P273" text:outline-level="3"><text:bookmark-start text:name="_Toc258360316"/>La répartition des tâches<text:bookmark-end text:name="_Toc258360316"/></text:h>
      <text:p text:style-name="Textbody">Le développement du Bomberdose a été divisé en trois grandes parties. Le premier est le réseau, c’est-à-dire la communication entre plusieurs machines via des échanges de socket<text:span text:style-name="Appelnotedebasdep."><text:note text:note-class="footnote" text:id="_ftn5"><text:note-citation>6</text:note-citation><text:note-body><text:p text:style-name="P274"><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notedebasdep."><text:note text:note-class="footnote" text:id="_ftn6"><text:note-citation>7</text:note-citation><text:note-body><text:p text:style-name="Notedebasde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h text:style-name="P275" text:outline-level="3"><text:bookmark-start text:name="_Toc258360317"/><text:soft-page-break/>Utilisation d'outils de contrôle de version<text:bookmark-end text:name="_Toc258360317"/></text:h>
      <text:p text:style-name="Textbody">Un outil de contrôle de gestion permet « de stocker des informations pour une ou plusieurs ressources informatiques permettant de récupérer toutes les versions intermédiaires des ressources, ainsi que les différences entre les versions. »<text:span text:style-name="Appelnotedebasdep."><text:note text:note-class="footnote" text:id="_ftn7"><text:note-citation>8</text:note-citation><text:note-body><text:p text:style-name="P276"><text:s/>http://fr.wikipedia.org/wiki/Logiciel_de_gestion_de_versions</text:p></text:note-body></text:note></text:span></text:p>
      <text:p text:style-name="Textbody">Comme dit précédemment, nous avons choisi subversion, qui possède à la fois un client simple pour les utilisateurs de windows : Tortoise SVN<text:span text:style-name="Appelnotedebasdep."><text:note text:note-class="footnote" text:id="_ftn8"><text:note-citation>9</text:note-citation><text:note-body><text:p text:style-name="P277"><text:s/>http://tortoisesvn.tigris.org/</text:p></text:note-body></text:note></text:span>, et un client à commande pour les utilisateurs de linux : SVN.</text:p>
      <text:p text:style-name="Textbody">Il est nécessaire de synchroniser un répertoire (ou repository en anglais) sur la machine locale avec le serveur ou est stocké le code (nous avons choisi googlecode, qui nous paraissait simple à l'utilisation).</text:p>
      <text:p text:style-name="Textbody">Il y a deux grandes options pour ces clients : « Commit », ou l'envoi du code vers le serveur, ou « Update » qui récupère le code du serveur et le met dans le répertoire synchronisé.</text:p>
      <text:p text:style-name="Textbody">Cependant il y a bien d'autres fonctionnalités, comme l'étude de la différence entre deux fichiers, ou la gestion des conflits entre fichiers.</text:p>
      <text:p text:style-name="Text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body">Si nous essayons de récupérer un fichier sur le serveur alors que quelqu'un vient juste de le modifier, SVN va nous avertir, et nous propose plusieurs façons de régler le problème.</text:p>
      <text:p text:style-name="Text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P278" text:outline-level="3"><text:bookmark-start text:name="_Toc258360318"/>Changements des spécifications techniques<text:bookmark-end text:name="_Toc258360318"/></text:h>
      <text:p text:style-name="Text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text:s/><text:soft-page-break/>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P279" text:outline-level="2"><text:bookmark-start text:name="_Toc258360319"/>La réalisation<text:bookmark-end text:name="_Toc258360319"/></text:h>
      <text:h text:style-name="P280" text:outline-level="3"><text:bookmark-start text:name="_Toc258360320"/>Le cahier des charges<text:bookmark-end text:name="_Toc258360320"/></text:h>
      <text:p text:style-name="Text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notedebasdep."><text:note text:note-class="footnote" text:id="_ftn9"><text:note-citation>10</text:note-citation><text:note-body><text:p text:style-name="Notedebasdepag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notedebasdep."><text:note text:note-class="footnote" text:id="_ftn10"><text:note-citation>11</text:note-citation><text:note-body><text:p text:style-name="Notedebasdepag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P281" text:outline-level="3"><text:bookmark-start text:name="_Toc258360321"/>Manuel utilisateur<text:bookmark-end text:name="_Toc258360321"/></text:h>
      <text:h text:style-name="P282" text:outline-level="5"><text:bookmark-start text:name="_Toc258360322"/>Description générale du jeu<text:bookmark-end text:name="_Toc258360322"/></text:h>
      <text:p text:style-name="Textbody">Bienvenue dans le jeu du Bomberdose !</text:p>
      <text:p text:style-name="Textbody">Bomberdose est un jeu multi-joueurs en réseau, en temps réel, où il faut poser des bombes afin de se débarrasser de ses adversaires pour remporter la partie.</text:p>
      <text:p text:style-name="Textbody">Il est possible de ramasser des bonus pour augmenter ses aptitudes, cependant attention aux malus, qui sont aussi dangereux que les bonus sont utiles!</text:p>
      <text:p text:style-name="Textbody">Ces bonus se cachent dans des murs cassables, que vous apprendrez vite à distinguer des murs incassables si vous souhaitez avoir une chance de survie dans BomberDose.</text:p>
      <text:p text:style-name="Textbody">Un jeu se caractérise par plusieurs parties et par des règles que nous allons aborder par la<text:s/><text:soft-page-break/>suite. Tant que personne n'a gagné autant de parties que le score prédéfini, une nouvelle partie sera lancée.</text:p>
      <text:h text:style-name="P283" text:outline-level="5"><text:bookmark-start text:name="_Toc258360323"/>Configuration serveur<text:bookmark-end text:name="_Toc258360323"/></text:h>
      <text:p text:style-name="Text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body">Vous allez ensuite être amenés à configurer les règles du jeu pour les parties (attention, ces règles sont les mêmes pour toutes les parties d'un jeu).</text:p>
      <text:p text:style-name="Textbody">Premièrement, il vous faut entrer le nombre de bonus de bombes. (se reporter aux objets pour une description complète des différents objets du jeu), le nombre de bonus de flamme, ainsi que le nombre de bonus de roller.</text:p>
      <text:p text:style-name="Textbody">Enfin, il faut régler le nombre de malus qui se cacheront dans les murs cassables du jeu.</text:p>
      <text:p text:style-name="Textbody">Attention cependant, le nombre cumulé de bonus/malus ne doit pas être supérieur à 80.</text:p>
      <text:p text:style-name="Textbody">Une fois le nombre de bonus/malus réglé, vous avez la possibilité de déclarer le score à atteindre pour qu'un joueur gagne le jeu (si vous mettez 3, il y aura autant de parties qu'il faudra avant qu'un joueur atteigne 3).</text:p>
      <text:p text:style-name="Text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h text:style-name="P284" text:outline-level="5"><text:bookmark-start text:name="_Toc258360324"/>Configuration client<text:bookmark-end text:name="_Toc258360324"/></text:h>
      <text:p text:style-name="Text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body">Attention, un seul client peut être lancé par machine, et chaque client prend en paramètre l'adresse IP du serveur (qu'il est possible de voir sur la machine serveur).</text:p>
      <text:h text:style-name="P285" text:outline-level="5"><text:bookmark-start text:name="_Toc258360325"/>Une partie<text:bookmark-end text:name="_Toc258360325"/></text:h>
      <text:p text:style-name="Textbody">Une fois en jeu, le joueur peut se déplacer en utilisant les touches directionnelles et il peut poser une bombe (tant qu'il en a) en appuyant sur espace. Dès que la bombe a explosé, il peut<text:s/><text:soft-page-break/>en reposer.</text:p>
      <text:p text:style-name="Textbody">Quelques conseils : essayez de bloquer vos ennemis en posant des bombes lorsqu'ils sont entre trois blocs, en effet, une bombe n'est pas traversable par les joueurs, et si vous arrivez à les coincer comme ceci, vos ennemis n'auront aucune chance.</text:p>
      <text:p text:style-name="Textbody">Toutes les stratégies sont bonnes pour annihiler vos adversaires, inventez-en de nouvelles et utilisez votre imagination pour être le dernier survivant sur le plateau de jeu!</text:p>
      <text:h text:style-name="P286" text:outline-level="5"><text:bookmark-start text:name="_Toc258360326"/>Les objets<text:bookmark-end text:name="_Toc258360326"/></text:h>
      <text:p text:style-name="Textbody">Bonus bombe : permet aux joueurs qui les ramassent d'augmenter le nombre de bombes qu'ils peuvent poser</text:p>
      <text:p text:style-name="Textbody">Bonus flamme : ce bonus augmente d'une case la portée des bombes du joueur qui en bénéficie.</text:p>
      <text:p text:style-name="Textbody">Bonus roller : permet d'augmenter sa vitesse de déplacement.</text:p>
      <text:p text:style-name="Textbody">Malus : Vous rend la vie difficile (vitesse décuplée, pose de bombes incontrôlée, changement intempestif du nombre de bombes à votre actif...).</text:p>
      <text:p text:style-name="Textbody">Bombe : Peut être posée par tous les joueurs, c'est l'outil le plus important que possède chaque joueur. Lorsqu'elle explose, elle a une portée de flammes par défaut de 1.</text:p>
      <text:p text:style-name="Textbody">Flamme : Engendrées par les bombes, les flammes constituent un élément mortel pour les joueurs. En effet, si ceux ci avancent sur une flamme ou se trouvent dans son rayon d'action, ils meurent.</text:p>
      <text:p text:style-name="Textbody">Mur incassable : stoppe les flammes, utile pour se protéger</text:p>
      <text:p text:style-name="Textbody">Mur cassable : stoppe les flammes mais se fait détruire si celles ci le touchent. A l'intérieur peuvent se trouver des bonus comme des malus.</text:p>
      <text:p text:style-name="Textbody">Joueur : tous les joueurs sont traversables par les autres joueurs.</text:p>
      <text:p text:style-name="Standard"/>
      <text:h text:style-name="P287" text:outline-level="3"><text:bookmark-start text:name="_Toc258360327"/>La conception générale et détaillée de l'application<text:bookmark-end text:name="_Toc258360327"/></text:h>
      <text:p text:style-name="Standard"/>
      <text:h text:style-name="P288" text:outline-level="4"><text:bookmark-start text:name="_Toc258360328"/>La communication<text:bookmark-end text:name="_Toc258360328"/></text:h>
      <text:p text:style-name="Textbody">La communication et le transport de données joue un rôle primordial dans le jeu du Bomberdose. En effet, comme le jeu est en réseau, s'il y a un problème au niveau du transport des données entre le serveur et le client, il ne pourra pas fonctionner.</text:p>
      <text:h text:style-name="P289" text:outline-level="5"><text:bookmark-start text:name="_Toc258360329"/><text:soft-page-break/>Coté serveur<text:bookmark-end text:name="_Toc258360329"/></text:h>
      <text:p text:style-name="Text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notedebasdep."><text:note text:note-class="footnote" text:id="_ftn11"><text:note-citation>12</text:note-citation><text:note-body><text:p text:style-name="P290"><text:s/>Cf Glossaire</text:p></text:note-body></text:note></text:span>, qui assure que ces données arrivent et ne sont pas perdues en chemin.</text:p>
      <text:p text:style-name="Textbody">Ensuite, les données qui concernent l'état de la partie en cours (où est chaque joueur, quel est l'état de la case n°X, etc)<text:span text:style-name="Appelnotedebasdep."><text:note text:note-class="footnote" text:id="_ftn12"><text:note-citation>13</text:note-citation><text:note-body><text:p text:style-name="P291"><text:s/>Se reporter à l'annexe 4, struct ToClient.h</text:p></text:note-body></text:note></text:span><text:s/>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notedebasdep."><text:note text:note-class="footnote" text:id="_ftn13"><text:note-citation>14</text:note-citation><text:note-body><text:p text:style-name="P292"><text:s/>Cf Glossaire</text:p></text:note-body></text:note></text:span>, ainsi si une trame s'égare ce n'est pas très grave puisque la suivante est juste derrière, et sur un réseau local les trames ne sont pas souvent perdues.</text:p>
      <text:h text:style-name="P293" text:outline-level="5"><text:bookmark-start text:name="_Toc258360330"/>Côté client<text:bookmark-end text:name="_Toc258360330"/></text:h>
      <text:p text:style-name="Textbody">Le client doit être à la fois capable de recevoir les instructions (en TCP) et les données des parties (UDP), mais il doit lui aussi envoyer l'intention du joueur (de se déplacer, ou de poser une bombe)<text:span text:style-name="Appelnotedebasdep."><text:note text:note-class="footnote" text:id="_ftn14"><text:note-citation>15</text:note-citation><text:note-body><text:p text:style-name="P294"><text:s/>Se reporter à l'annexe 5, struct ToServer.h</text:p></text:note-body></text:note></text:span>.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h text:style-name="P295" text:outline-level="5"><text:bookmark-start text:name="_Toc258360331"/>Ports utilisés<text:bookmark-end text:name="_Toc258360331"/></text:h>
      <text:p text:style-name="Text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P296" text:outline-level="5"><text:bookmark-start text:name="_Toc258360332"/><text:span text:style-name="T297">Les threads</text:span><text:span text:style-name="T298"><text:note text:note-class="footnote" text:id="_ftn15"><text:note-citation>16</text:note-citation><text:note-body><text:p text:style-name="P299"><text:s/>Cf glossaire</text:p></text:note-body></text:note></text:span><text:bookmark-end text:name="_Toc258360332"/></text:h>
      <text:p text:style-name="Text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text:s/><text:soft-page-break/>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body">Il aurait été possible de régler les sockets en mode non bloquant, cependant il nous a paru plus simple (et plus sûr) d'implémenter des threads.</text:p>
      <text:h text:style-name="P300" text:outline-level="5"><text:bookmark-start text:name="_Toc258360333"/><text:span text:style-name="T301">Les Mutex</text:span><text:span text:style-name="T302"><text:note text:note-class="footnote" text:id="_ftn16"><text:note-citation>17</text:note-citation><text:note-body><text:p text:style-name="P303"><text:s/>Cf glossaire</text:p></text:note-body></text:note></text:span><text:bookmark-end text:name="_Toc258360333"/></text:h>
      <text:p text:style-name="Text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atif d'ajouter un drapeau qui signale à un processus que l'accès à une variable est en cours, et qui dit à (ux) processus qui tentent d'accéder en même temps à ces variables d'aller dormir en attendant leur tour.</text:p>
      <text:p text:style-name="Text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automatiquement une fois que la fonction qui l'a fermée se termine.</text:p>
      <text:h text:style-name="P304" text:outline-level="5"><text:bookmark-start text:name="_Toc258360334"/>Les packets<text:bookmark-end text:name="_Toc258360334"/></text:h>
      <text:p text:style-name="Text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notedebasdep."><text:note text:note-class="footnote" text:id="_ftn17"><text:note-citation>18</text:note-citation><text:note-body><text:p text:style-name="P305"><text:s/>Consulter annexe 4 et 5 pour plus d'information.</text:p></text:note-body></text:note></text:span>.</text:p>
      <text:p text:style-name="Textbody"/>
      <text:h text:style-name="P306" text:outline-level="3"><text:bookmark-start text:name="_Toc258360335"/>La réalisation et la validation de l'application<text:bookmark-end text:name="_Toc258360335"/></text:h>
      <text:h text:style-name="P307" text:outline-level="4"><text:bookmark-start text:name="_Toc258360336"/>Le C++<text:bookmark-end text:name="_Toc258360336"/></text:h>
      <text:p text:style-name="Textbody">Le C++ est actuellement le quatrième langage de programmation le plus utilisé au monde<text:span text:style-name="Appelnotedebasdep."><text:note text:note-class="footnote" text:id="_ftn18"><text:note-citation>19</text:note-citation><text:note-body><text:p text:style-name="Notedebasdepage"><text:s/>http://www.tiobe.com/index.php/content/paperinfo/tpci/index.html</text:p></text:note-body></text:note></text:span><text:s/>(premier si on le regroupe avec le C). Il permet la programmation orientée objet que nous avons exploité pour le Bomberdose. Nous avons décidé d’utiliser le C++ pour plusieurs<text:s/><text:soft-page-break/>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P308" text:outline-level="4"><text:bookmark-start text:name="_Toc258360337"/>La SFML<text:bookmark-end text:name="_Toc258360337"/></text:h>
      <text:h text:style-name="P309" text:outline-level="5"><text:bookmark-start text:name="_Toc258360338"/>Description de la sfml<text:bookmark-end text:name="_Toc258360338"/></text:h>
      <text:p text:style-name="Textbody">La SFML est une bibliothèque écrite en C++, et peut être utilisée dans d’autres langages que nous n’utiliserons pas. Nous avons choisis cette bibliothèque pour ses caractéristiques bien précises.</text:p>
      <text:p text:style-name="Textbody">Premièrement c’est une bibliothèque portable, c'est-à-dire que l’on peut la compiler quelque soit le système d’exploitation, et nous permet de remplir la condition de portabilité citée dans le cahier des charges.</text:p>
      <text:p text:style-name="Textbody">Ensuite, c’est une bibliothèque très facile à utiliser, avec une documentation complète sur le site internet, des exemples pour chaque méthode, et des explications pour chaque classe.</text:p>
      <text:p text:style-name="Text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body">La SFML permet une implémentation très simplifié de la partie graphique. Elle a en effet une classe appelée « RenderWindow » <text:s/>qui simplifie les rendus en 2D.</text:p>
      <text:p text:style-name="Textbody">Enfin, la SFML dispose de plusieurs classes réseau qui permet une utilisation très simple et intuitive, telles que « SocketUDP », « SocketTCP » et « IPAdress ».</text:p>
      <text:h text:style-name="P310" text:outline-level="5"><text:bookmark-start text:name="_Toc258360339"/>Les limites de la sfml<text:bookmark-end text:name="_Toc258360339"/></text:h>
      <text:p text:style-name="Text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body">Prenons l'exemple des coordonnées des joueurs. Il faut communiquer les coordonnées de chaque joueur à tous les clients. Nous aurions aimé pour cela créer un tableau d'integer pour que la programmation en soit facilitée, cependant, à part la méthode<text:s/><text:span text:style-name="T311">append(const void *Data, std::size_t SizeInBytes)</text:span><text:s/>dans sf::Packet qui permet d'ajouter un tableau de « n'importe quoi », il n'y a que des méthodes de surcharge d'opérateur &gt;&gt; pour des integer simples. Autant<text:s/><text:soft-page-break/>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notedebasdep."><text:note text:note-class="footnote" text:id="_ftn19"><text:note-citation>20</text:note-citation><text:note-body><text:p text:style-name="P312"><text:s/><text:a xlink:href="http://www.sfml-dev.org/tutorials/1.5/network-sockets.php" office:target-frame-name="_top" xlink:show="replace">http://www.sfml-dev.org/tutorials/1.5/network-sockets.php</text:a>, bas de la page</text:p></text:note-body></text:note></text:span>.</text:p>
      <text:p text:style-name="Textbody">De même, lors de la diffusion de packets UDP sur le réseau local, plutôt que d'envoyer une fois le packet par client connectés, nous aurions aimé pouvoir créer un groupe avec le MultiCast comme en java<text:span text:style-name="Appelnotedebasdep."><text:note text:note-class="footnote" text:id="_ftn20"><text:note-citation>21</text:note-citation><text:note-body><text:p text:style-name="P313"><text:s/>http://java.sun.com/j2se/1.5.0/docs/api/java/net/MulticastSocket.html</text:p></text:note-body></text:note></text:span><text:s/>afin d'envoyer une seule fois un packet pour tous les utilisateurs associés à ce groupe. Il aurait fallu utiliser une bibliothèque réseau plus avancée.</text:p>
      <text:p text:style-name="Standard"/>
      <text:h text:style-name="P314" text:outline-level="4"><text:bookmark-start text:name="_Toc258360340"/><text:span text:style-name="T315">Le moteur de jeu</text:span><text:span text:style-name="T316"><text:note text:note-class="footnote" text:id="_ftn21"><text:note-citation>22</text:note-citation><text:note-body><text:p text:style-name="P317"><text:s/>Se rapporter à l'annexe 2, Diagramme de classe Moteur</text:p></text:note-body></text:note></text:span><text:bookmark-end text:name="_Toc258360340"/></text:h>
      <text:p text:style-name="Textbody">Le concept de « moteur de jeu » est très flou. La définition générale est « Un moteur de jeu est le regroupement de l'ensemble des moteurs spécialisés nécessaires à la réalisation d'un jeu<text:span text:style-name="Appelnotedebasdep."><text:note text:note-class="footnote" text:id="_ftn22"><text:note-citation>23</text:note-citation><text:note-body><text:p text:style-name="Notedebasdepage"><text:s/><text:span text:style-name="T318">http://fr.wikipedia.org/wiki/Moteur_de_jeux</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P319" text:outline-level="5"><text:bookmark-start text:name="_Toc258360341"/>Bomberdose<text:bookmark-end text:name="_Toc258360341"/></text:h>
      <text:p text:style-name="Text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body"/>
      <text:h text:style-name="P320" text:outline-level="5"><text:bookmark-start text:name="_Toc258360342"/>Plateau<text:bookmark-end text:name="_Toc258360342"/></text:h>
      <text:p text:style-name="Text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text:s/><text:soft-page-break/>qui va vérifier si une bombe doit exploser ou non, et si c’est le cas, le plateau créera des flammes sur les cases adjacentes, et si un objet est sur le chemin, il se fera détruire si c’est un objet destructible.</text:p>
      <text:p text:style-name="Text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P321" text:outline-level="5"><text:bookmark-start text:name="_Toc258360343"/>Joueur<text:bookmark-end text:name="_Toc258360343"/></text:h>
      <text:p text:style-name="Textbody">La classe Joueur représente un joueur. Elle contient toutes les informations sur un joueur, telles que son score, sa position, la puissance de ses bombes et sa vitesse. Elle a aussi un pointeur<text:span text:style-name="Appelnotedebasdep."><text:note text:note-class="footnote" text:id="_ftn23"><text:note-citation>24</text:note-citation><text:note-body><text:p text:style-name="Notedebasdepage"><text:s/>Cf Glossaire</text:p></text:note-body></text:note></text:span><text:s/>vers le plateau que tous les joueurs partagent.</text:p>
      <text:p text:style-name="Text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P322" text:outline-level="5"><text:bookmark-start text:name="_Toc258360344"/>Server<text:bookmark-end text:name="_Toc258360344"/></text:h>
      <text:p text:style-name="Text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p text:style-name="Textbody">Difficulté rencontrée : le partage de variables entre les différents threads.</text:p>
      <text:h text:style-name="P323" text:outline-level="5"><text:bookmark-start text:name="_Toc258360345"/>Sclient<text:bookmark-end text:name="_Toc258360345"/></text:h>
      <text:p text:style-name="Text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P324" text:outline-level="5"><text:bookmark-start text:name="_Toc258360346"/><text:span text:style-name="T325">Structure de données ToClient.h</text:span><text:span text:style-name="T326"><text:note text:note-class="footnote" text:id="_ftn24"><text:note-citation>25</text:note-citation><text:note-body><text:p text:style-name="Footnote">Annexe 4, struct ToClient.h</text:p></text:note-body></text:note></text:span><text:bookmark-end text:name="_Toc258360346"/></text:h>
      <text:p text:style-name="Text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text:s/><text:soft-page-break/>pixels du plateau.</text:p>
      <text:p text:style-name="Textbody"/>
      <text:h text:style-name="P327" text:outline-level="4"><text:bookmark-start text:name="_Toc258360347"/>Les macros<text:bookmark-end text:name="_Toc258360347"/></text:h>
      <text:p text:style-name="Textbody">Les macros sont très importantes en c++, c'est là ou sont définies les constantes, et ceci nous évite de changer tout le code lorsqu'il est nécessaire d'effectuer un changement sur une variable qui se répète plusieurs fois.</text:p>
      <text:p text:style-name="Textbody">De plus, on peut y mettre des fonctions simples qui sont utilisées plusieurs fois.</text:p>
      <text:h text:style-name="P328" text:outline-level="4"><text:bookmark-start text:name="_Toc258360348"/><text:span text:style-name="T329">Le client</text:span><text:span text:style-name="T330"><text:note text:note-class="footnote" text:id="_ftn25"><text:note-citation>26</text:note-citation><text:note-body><text:p text:style-name="Footnote">Se référer au diagramme de classe Client, annexe 3</text:p></text:note-body></text:note></text:span><text:bookmark-end text:name="_Toc258360348"/></text:h>
      <text:h text:style-name="P331" text:outline-level="5"><text:bookmark-start text:name="_Toc258360349"/>Client<text:bookmark-end text:name="_Toc258360349"/></text:h>
      <text:p text:style-name="Text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P332" text:outline-level="5"><text:bookmark-start text:name="_Toc258360350"/><text:span text:style-name="T333">Structure de données ToServer.h</text:span><text:span text:style-name="T334"><text:note text:note-class="footnote" text:id="_ftn26"><text:note-citation>27</text:note-citation><text:note-body><text:p text:style-name="Footnote">Annexe 5, struct ToServer.h</text:p></text:note-body></text:note></text:span><text:bookmark-end text:name="_Toc258360350"/></text:h>
      <text:p text:style-name="Textbody">Cette structure représente les données UDP envoyées au serveur par tous les clients. Il s'agit en fait de booléens représentant la touche appuyée, ↑↓→← pour se déplacer, ou la barre d'espace, pour poser une bombe.</text:p>
      <text:h text:style-name="P335" text:outline-level="4"><text:bookmark-start text:name="_Toc258360351"/>Difficultés rencontrées<text:bookmark-end text:name="_Toc258360351"/></text:h>
      <text:h text:style-name="P336" text:outline-level="5"><text:bookmark-start text:name="_Toc258360352"/><text:span text:style-name="T337">Partage de variables entre les threads</text:span><text:span text:style-name="T338"><text:note text:note-class="footnote" text:id="_ftn27"><text:note-citation>28</text:note-citation><text:note-body><text:p text:style-name="Footnote">Problème rencontré lorsque un thread père partage un booléen avec ses fils (dans la classe Server, ThreadEcoute, ThreadEnvoi, et la classe Client et ThreadEcoute).</text:p></text:note-body></text:note></text:span><text:bookmark-end text:name="_Toc258360352"/></text:h>
      <text:p text:style-name="Text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P339" text:outline-level="5"><text:bookmark-start text:name="_Toc258360353"/><text:soft-page-break/><text:span text:style-name="T340">Utilisation d'une fréquence importante du CPU dans les Threads</text:span><text:span text:style-name="T341"><text:note text:note-class="footnote" text:id="_ftn28"><text:note-citation>29</text:note-citation><text:note-body><text:p text:style-name="Footnote">Rencontré dans tous les Threads, dans leur méthode Run() plus précisément.</text:p></text:note-body></text:note></text:span><text:bookmark-end text:name="_Toc258360353"/></text:h>
      <text:p text:style-name="Textbody">Lorsqu'un while( true ) {} avec des instructions simples dans la boucle est lancé, cela utilise beaucoup de CPU (200% <text:s/>selon la commande top de ubuntu). En effet, la méthode boucle plus de 25000 fois en moins d'une seconde<text:span text:style-name="Appelnotedebasdep."><text:note text:note-class="footnote" text:id="_ftn29"><text:note-citation>30</text:note-citation><text:note-body><text:p text:style-name="Footnote">Test effectué sous Ubuntu 9.10 32 bits, CPU : intel core 2 duo T6400 @2.0ghz</text:p></text:note-body></text:note></text:span>.</text:p>
      <text:p text:style-name="Text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P342" text:outline-level="5"><text:bookmark-start text:name="_Toc258360354"/><text:span text:style-name="T343">Arrêt de la méthode Run() d'un Thread d'écoute</text:span><text:span text:style-name="T344"><text:note text:note-class="footnote" text:id="_ftn30"><text:note-citation>31</text:note-citation><text:note-body><text:p text:style-name="Footnote">Problème rencontré lors de la fin d'une partie lorsque les ThreadEcoute client et serveur doivent se terminer (la méthode run doit arriver à sa fin)</text:p></text:note-body></text:note></text:span><text:bookmark-end text:name="_Toc258360354"/></text:h>
      <text:p text:style-name="Text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 (Problème pas encore reglé tfacon)</text:p>
      <text:list text:style-name="LFO22" text:continue-numbering="true">
        <text:list-item>
          <text:p text:style-name="P345">Clonage d’objet abstrait</text:p>
        </text:list-item>
      </text:list>
      <text:p text:style-name="Textbody">En C++, une classe abstraite est une classe qu’on ne peut pas instancier, c'est-à-dire que l’on ne peut pas créer cet objet directement.<text:s/>En règle générale, on crée une classe abstraite pour lui mettre des attributs et méthodes, puis, on créé des classes filles qui héritent de la classe abstraite. De ce fait, chaque fille aura les attributs et méthodes de la classe abstraite, en plus des siens.</text:p>
      <text:p text:style-name="Textbody">Dans le Bomberdose, la fonction permettant de remplir une case par un objet est MFill(ObjetFixe&amp; _objetFixe). Elle prend en paramètre une référence d’un ObjetFixe, qui est une classe abstraite. On ne pouvait donc pas faire m_pObjetFixe =<text:s/>_objetFixe car un ObjetFixe est abstrait. Il a cloné _objetFixe pour pouvoir associer m_pObjetFixe à l’objet en paramètre. Pour une bombe par exemple, cela donne :<text:s/></text:p>
      <text:p text:style-name="P346">ObjetFixe* Bombe::MClone() const{ return new Bombe(*this); }<text:s/></text:p>
      <text:h text:style-name="P347" text:outline-level="4"><text:bookmark-start text:name="_Toc258360355"/>Le produit final<text:bookmark-end text:name="_Toc258360355"/></text:h>
      <text:p text:style-name="Textbody">Beaucoup d’objectifs ont été atteint dans le produit final. Le projet est codé intégralement en C++ grâce à la bibliothèque SFML, de manière claire, et le code est bien commenté ; le jeu se joue entre deux et quatre joueurs et uniquement en réseau ; le jeu est jouable sur Windows et<text:s/><text:soft-page-break/>les systèmes UNIX ;</text:p>
      <text:p text:style-name="Text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veulent reprendre notre projet, ces malus seraient pas trop difficiles à implémenter.</text:p>
      <text:p text:style-name="Textbody">L’objectif que nous avons totalement abandonné est la gestion du son, par faute de temps, car nous avions d’autres parties plus importantes à faire marcher.</text:p>
      <text:p text:style-name="P348"/>
      <text:p text:style-name="P349"/>
      <text:h text:style-name="Heading1" text:outline-level="1"><text:bookmark-start text:name="_Toc258360356"/>Conclusion générale<text:bookmark-end text:name="_Toc258360356"/></text:h>
      <text:p text:style-name="Text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text:s/><text:soft-page-break/>difficulté d'une telle entreprise.</text:p>
      <text:h text:style-name="P350" text:outline-level="1"><text:bookmark-start text:name="_Toc258360357"/><text:soft-page-break/>Bibliographie<text:bookmark-end text:name="_Toc258360357"/></text:h>
      <text:p text:style-name="Standard">http://wikipedia.fr/index.php site d'encyclopédie libre</text:p>
      <text:p text:style-name="Standard">http://www.tiobe.com/ ???</text:p>
      <text:p text:style-name="Standard">http://code.google.com/ L'endroit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p text:style-name="Standard"><text:a xlink:href="http://www.cplusplus.com/reference/stl/" office:target-frame-name="_top" xlink:show="replace">http://www.cplusplus.com/reference/stl/</text:a><text:s/>Site de tutoriels sur le c++ et API sur les librairies standards</text:p>
      <text:h text:style-name="P351" text:outline-level="1"><text:bookmark-start text:name="_Toc258360358"/><text:soft-page-break/>Glossaire<text:bookmark-end text:name="_Toc258360358"/></text:h>
      <text:p text:style-name="Textbody"/>
      <text:p text:style-name="Text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body">API : Ensemble de documentation et de textes décrivant une bibliothèque, ses classes et ses méthodes.</text:p>
      <text:p text:style-name="Textbody">Bool/Booléen : Type simple de variable, à deux états : true (vrai) ou false (faux). Se reporter à l'algèbre de Bool pour plus de précisions.</text:p>
      <text:p text:style-name="Textbody">Char/Characters/Caractères : Type simple de variable, prend n'importe quel caractère (a – z, A – Z, 0-9, etc)</text:p>
      <text:p text:style-name="Textbody">Classe : Dans la programmation orientée objet, une classe est un objet qui possède un ensemble d'attributs et de méthodes qui définissent son comportement.</text:p>
      <text:p text:style-name="Textbody">Client : Logiciel qui envoie des requêtes à un logiciel et reçoit des informations d'un logiciel serveur tournant sur une autre machine au moyen d'une méthode de communication réseau.</text:p>
      <text:p text:style-name="Textbody">Const : Mot clé c++ qui annonce que la variable ne doit pas être modifiée (soit par une classe, soit par une méthode)</text:p>
      <text:p text:style-name="Textbody">Écouteur : Objet qui permet de scanner une information, qu'il s'agisse d'un clic à l'écran ou de l'appui d'une touche du clavier.</text:p>
      <text:p text:style-name="Textbody">Événement : Événement, la plupart du temps, veut dire clic ou appui de touche.</text:p>
      <text:p text:style-name="Textbody">Instruction : lignes de codes déchiffrées par la machine et transformées en action.</text:p>
      <text:p text:style-name="Textbody">Int/integer : type simple de variable, il s'agit d'un nombre entier.</text:p>
      <text:p text:style-name="Textbody">List : Classe template de la STL. Les éléments d’une liste n’ont pas d’indice, et on ne peut accéder directement qu’aux éléments en bout de liste (début ou fin). Pour parcourir une List, il faut utiliser un iterator.<text:s/>Une List est très efficace<text:s/>s’il faut insérer ou retirer des éléments n’importe où dans la List.</text:p>
      <text:p text:style-name="Textbody">MERISE : Ensemble de modèles et méthodes de conception de logiciels.</text:p>
      <text:p text:style-name="Textbody">Moteur : Ensemble des règles qui permettent de faire tourner un jeu, une application.</text:p>
      <text:soft-page-break/>
      <text:p text:style-name="Textbody">MultiCast : Permet d'envoyer des données par le réseau à un groupe déterminé de machines.</text:p>
      <text:p text:style-name="Textbody">Mutex : MUTual Exclusion, exclusion mutuelle, c'est ce qui permet à deux threads de ne pas modifier en même temps la même variable.</text:p>
      <text:p text:style-name="Textbody">MVC : Modèle Vue Contrôleur</text:p>
      <text:p text:style-name="Textbody">OpenSource : Logiciel dont on met à disposition le code source sous licence open source.</text:p>
      <text:p text:style-name="Textbody">Packets : Éléments de données transitant par le réseau</text:p>
      <text:p text:style-name="Textbody">Pointeur : Élément en C++ qui permet de manipuler directement les adresses mémoire.</text:p>
      <text:p text:style-name="Textbody">Référence : Élément en C++ qui permet de manipuler directement les adresses mémoire.</text:p>
      <text:p text:style-name="Textbody">Serveur/Server : Logiciel recevant des requêtes et renvoyant des données aux clients.</text:p>
      <text:p text:style-name="Textbody">Set : Classe template de la STL. Les éléments d’un Set doivent avoir une relation d’ordre entre elles, c’est-à-dire qu’ils doivent être comparable, et qu’on puisse dire que élement est plus grand qu’un autre. De plus, les éléments sont triés par ordre croissant, et doivent être unique. Un set permet un accès rapide à n’importe quel élément.<text:s/></text:p>
      <text:p text:style-name="Textbody">SFML<text:s/>: Simple<text:s/>and Fast Multimedia Library, bibliothèque codée en C++ permettant l’implémentation simple et rapide d’élément pour les jeux 2D et 3D.</text:p>
      <text:p text:style-name="Textbody">Sprites : Terme désignant un élément graphique qui peut se déplacer sur l’écran.</text:p>
      <text:p text:style-name="Textbody">STL : Standard Template Library. Ensemble des classes templates de la librairie standard C++. Les classes templates, comme les tableaux,<text:s/>permettent de stocker des objets, mais chaque classe a un avantage par rapport aux autres.<text:s/></text:p>
      <text:p text:style-name="Textbody">SVN : Subversion, un logiciel de contrôle de versions.</text:p>
      <text:p text:style-name="Textbody">Tableau de variables : Il s'agit d'une table de rangement de variables d'un même type, d'une longueur prédéterminée.</text:p>
      <text:p text:style-name="Textbody">TCP : Transmission Control Protocol est un protocole de transport réseau fiable en mode connecté, qui permet d'envoyer des données à l'aide de sockets</text:p>
      <text:p text:style-name="Textbody">Thread : Permet d'effectuer plusieurs instructions en parallèle</text:p>
      <text:p text:style-name="Textbody">UDP : User Datagram Protocol, il s'agit d'un protocole de transport réseau simple et rapide, cependant il travaille en mode non connecté et est non fiable, il n'y a aucun contrôle de flux.</text:p>
      <text:p text:style-name="Textbody">UML<text:s/>: Ensemble<text:s/>de modèles et méthodes de conception de logiciels.</text:p>
      <text:p text:style-name="Textbody">Variable : Association d'un nom à une donnée ou valeur du type de la variable.</text:p>
      <text:soft-page-break/>
      <text:p text:style-name="Textbody">Vector : Classe template de la STL. On attribut à chaque élément d’un Vector un indice, ce qui permet un accès rapide aux éléments dont on connait l’indice.</text:p>
      <text:p text:style-name="Textbody">Volatile : Mot clé en c++ qui permet de définir une variable comme étant accessible par des éléments externes au programme.</text:p>
      <text:p text:style-name="Textbody">While : Boucle tant que, avec une condition. Ce qui donne Tant que la condition est remplie, on fait les instructions qui sont dans la boucle.</text:p>
      <text:h text:style-name="P352" text:outline-level="1"><text:bookmark-start text:name="_Toc258360359"/><text:soft-page-break/>Annexes<text:bookmark-end text:name="_Toc258360359"/></text:h>
      <text:p text:style-name="Textbody">Annexe 1 : Copie de licence new BSD</text:p>
      <text:p text:style-name="Textbody">Annexe 2 : Diagramme de classe Serveur/moteur</text:p>
      <text:p text:style-name="Textbody">Annexe 3 : Diagramme de classe Client</text:p>
      <text:p text:style-name="Textbody">Annexe 4 : Struct ToClient.h et surcharge d'opérateurs &gt;&gt; &lt;&lt;</text:p>
      <text:p text:style-name="Textbody">Annexe 5 : Struct ToServer.h et surcharge d'opérateurs &gt;&gt; &lt;&lt;</text:p>
      <text:p text:style-name="Textbody"/>
      <text:h text:style-name="P353" text:outline-level="6"><text:bookmark-start text:name="_Toc258360360"/><text:soft-page-break/>Annexe 1 : Licence New BSD<text:bookmark-end text:name="_Toc258360360"/></text:h>
      <text:p text:style-name="P354">Copyright (c) &lt;year&gt;, &lt;copyright holder&gt;</text:p>
      <text:p text:style-name="P355">All rights reserved.</text:p>
      <text:p text:style-name="P356"/>
      <text:p text:style-name="P357">Redistribution and use in source and binary forms, with or without modification, are permitted provided that the following conditions are met:</text:p>
      <text:list text:style-name="LFO5" text:continue-numbering="true">
        <text:list-item>
          <text:p text:style-name="P358">Redistributions of source code must retain the above copyright notice, this list of conditions and the following disclaimer.</text:p>
        </text:list-item>
        <text:list-item>
          <text:p text:style-name="P359">Redistributions in binary form must reproduce the above copyright notice, this list of conditions and the following disclaimer in the documentation and/or other materials provided with the distribution.</text:p>
        </text:list-item>
        <text:list-item>
          <text:p text:style-name="P360">Neither the name of the &lt;organization&gt; nor the names of its contributors may be used to endorse or promote products derived from this software without specific prior written permission.</text:p>
        </text:list-item>
      </text:list>
      <text:p text:style-name="P361"/>
      <text:p text:style-name="P362">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363">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364">SOFTWARE, EVEN IF ADVISED OF THE POSSIBILITY OF SUCH DAMAGE.</text:p>
      <text:p text:style-name="P365"/>
      <text:p text:style-name="Textbody">Il était nécessaire de choisir une licence parmi une dizaine<text:span text:style-name="Appelnotedebasdep."><text:note text:note-class="footnote" text:id="_ftn31"><text:note-citation>32</text:note-citation><text:note-body><text:p text:style-name="P366"><text:s/>Voir<text:s/><text:a xlink:href="http://code.google.com/hosting/createProject" office:target-frame-name="_top" xlink:show="replace">http://code.google.com/hosting/createProject</text:a><text:s/>pour la liste complète</text:p></text:note-body></text:note></text:span><text:s/>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body"/>
      <text:h text:style-name="P367" text:outline-level="6"><text:bookmark-start text:name="_Toc258360361"/><text:soft-page-break/>Annexe 3 : Structure de données ToClient et surcharge d'opérateurs<text:bookmark-end text:name="_Toc258360361"/></text:h>
      <text:p text:style-name="P368">struct ToClient</text:p>
      <text:p text:style-name="P369">//Il s'agit des données transitant par UDP du serveur vers le client (d'où le nom de ToClient)</text:p>
      <text:p text:style-name="P370">{</text:p>
      <text:p text:style-name="P371"><text:s text:c="4"/>char* plateau;</text:p>
      <text:p text:style-name="P372"><text:s text:c="4"/>//Le plateau de jeu représenté par un tableau de char pour simplicité d'envoi</text:p>
      <text:p text:style-name="P373"><text:s text:c="4"/>bool j1;</text:p>
      <text:p text:style-name="P374"><text:s text:c="4"/>//L'état du joueur1 : true = vivant, false = mort</text:p>
      <text:p text:style-name="P375"><text:s text:c="4"/>unsigned int x1;</text:p>
      <text:p text:style-name="P376"><text:s text:c="4"/>//l'abscisse du joueur 1 (en pixel)</text:p>
      <text:p text:style-name="P377"><text:s text:c="4"/>unsigned int y1;</text:p>
      <text:p text:style-name="P378"><text:s text:c="4"/>//l'ordonnée du joueur 1 (en pixel)</text:p>
      <text:p text:style-name="P379"><text:span text:style-name="T380"><text:s text:c="4"/></text:span><text:span text:style-name="T381">bool j2;</text:span></text:p>
      <text:p text:style-name="P382"><text:s text:c="4"/>unsigned int x2;</text:p>
      <text:p text:style-name="P383"><text:s text:c="4"/>unsigned int y2;</text:p>
      <text:p text:style-name="P384"><text:s text:c="4"/>bool j3;</text:p>
      <text:p text:style-name="P385"><text:s text:c="4"/>unsigned int x3;</text:p>
      <text:p text:style-name="P386"><text:s text:c="4"/>unsigned int y3;</text:p>
      <text:p text:style-name="P387"><text:s text:c="4"/>bool j4;</text:p>
      <text:p text:style-name="P388"><text:s text:c="4"/>unsigned int x4;</text:p>
      <text:p text:style-name="P389"><text:s text:c="4"/>unsigned int y4;</text:p>
      <text:p text:style-name="P390">};</text:p>
      <text:p text:style-name="P391"/>
      <text:p text:style-name="P392">sf::Packet&amp; operator &gt;&gt;(sf::Packet&amp; Packet, ToClient&amp; T)</text:p>
      <text:p text:style-name="P393">//Surcharge d'opérateur &gt;&gt; pour extraire un ToClient d'un packet (du côté client, dans la classe ThreadEcoute plus précisément)</text:p>
      <text:p text:style-name="P394">{</text:p>
      <text:p text:style-name="P395"><text:s text:c="4"/>return Packet &gt;&gt; T.plateau &gt;&gt; T.j1 &gt;&gt; T.x1 &gt;&gt; T.y1&gt;&gt;T.j2 &gt;&gt; T.x2 &gt;&gt; T.y2 &gt;&gt; T.j3 &gt;&gt; T.x3 &gt;&gt; T.y3 &gt;&gt; T.j4 &gt;&gt; T.x4 &gt;&gt; T.y4;</text:p>
      <text:p text:style-name="P396">}</text:p>
      <text:p text:style-name="P397"/>
      <text:p text:style-name="P398">sf::Packet&amp; operator &lt;&lt;(sf::Packet&amp; Packet, const ToClient&amp; T)</text:p>
      <text:p text:style-name="P399">//surcharge d'opérateur &lt;&lt; pour mettre un ToClient dans un packet (du côté serveur, dans la classe ThreadEnvoi plus précisément)</text:p>
      <text:p text:style-name="P400">{</text:p>
      <text:p text:style-name="P401"><text:s text:c="4"/>return Packet &lt;&lt;T.plateau &lt;&lt; T.j1 &lt;&lt; T.x1 &lt;&lt; T.y1 &lt;&lt; T.j2 &lt;&lt; T.x2 &lt;&lt; T.y2 &lt;&lt; T.j3 &lt;&lt; T.x3 &lt;&lt; T.y3 &lt;&lt; T.j4 &lt;&lt; T.x4 &lt;&lt; T.y4;</text:p>
      <text:p text:style-name="P402">}</text:p>
      <text:p text:style-name="P403"/>
      <text:p text:style-name="P404"/>
      <text:h text:style-name="P405" text:outline-level="6"><text:bookmark-start text:name="_Toc258360362"/>Annexe 4 : Structure de données ToServer et surcharge d'opérateurs<text:bookmark-end text:name="_Toc258360362"/></text:h>
      <text:p text:style-name="P406">struct ToServer</text:p>
      <text:p text:style-name="P407">//Il s'agit des données transitant par UDP des clients vers le serveur (d'où le nom de ToServer)</text:p>
      <text:p text:style-name="P408">{</text:p>
      <text:p text:style-name="P409"><text:s text:c="4"/>bool up;</text:p>
      <text:p text:style-name="P410"><text:s text:c="4"/>//indique que le joueur veut se déplacer vers le haut</text:p>
      <text:p text:style-name="P411"><text:s text:c="4"/>bool down;</text:p>
      <text:p text:style-name="P412"><text:s text:c="4"/>//indique que le joueur veut se déplacer vers le bas</text:p>
      <text:p text:style-name="P413"><text:s text:c="4"/>bool right;</text:p>
      <text:p text:style-name="P414"><text:s text:c="4"/>//indique que le joueur veut se déplacer vers la droite</text:p>
      <text:p text:style-name="P415"><text:s text:c="4"/>bool left;</text:p>
      <text:p text:style-name="P416"><text:s text:c="4"/>//indique que le joueur veut se déplacer vers la gauche</text:p>
      <text:p text:style-name="P417"><text:s text:c="4"/>bool bomb;</text:p>
      <text:p text:style-name="P418"><text:s text:c="4"/>//indique que le joueur veut poser une bombe</text:p>
      <text:p text:style-name="P419">};</text:p>
      <text:p text:style-name="P420"/>
      <text:p text:style-name="P421">sf::Packet&amp; operator &gt;&gt;(sf::Packet&amp; Packet, ToServer&amp; T)</text:p>
      <text:p text:style-name="P422">//surcharge d'opérateur &gt;&gt; pour extraire un ToServer d'un packet (du côté serveur, dans la classe ThreadEcoute plus précisément)</text:p>
      <text:p text:style-name="P423">{</text:p>
      <text:p text:style-name="P424"><text:s text:c="4"/>return Packet &gt;&gt;T.up &gt;&gt; T.down &gt;&gt; T.right&gt;&gt;T.left&gt;&gt;T.bomb;</text:p>
      <text:p text:style-name="P425">}</text:p>
      <text:p text:style-name="P426"/>
      <text:p text:style-name="P427">sf::Packet&amp; operator &lt;&lt;(sf::Packet&amp; Packet, const ToServer&amp; T)</text:p>
      <text:p text:style-name="P428">//surcharge d'opérateur &lt;&lt; pour ajouter un ToServer dans un packet (du côté client, dans la classe Envoi plus précisément)</text:p>
      <text:p text:style-name="P429">{</text:p>
      <text:p text:style-name="P430"><text:s text:c="4"/>return Packet &lt;&lt;T.up &lt;&lt; T.down &lt;&lt; T.right&lt;&lt; T.left&lt;&lt; T.bomb;</text:p>
      <text:p text:style-name="P431"><text:span text:style-name="T43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Arial"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text-align="center"/>
      <style:text-properties style:font-name="Arial"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text-indent="0.2951in"/>
      <style:text-properties fo:font-weight="bold" style:font-weight-asian="bold" style:font-weight-complex="bold" fo:font-size="12pt" style:font-size-asian="12pt" fo:hyphenate="false"/>
    </style:style>
    <style:style style:name="Heading4" style:display-name="Heading 4" style:family="paragraph" style:parent-style-name="Heading" style:next-style-name="Textbody" style:default-outline-level="4">
      <style:paragraph-properties fo:text-indent="0.2951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2pt" style:font-size-asian="12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otedefin" style:display-name="Note de fin" style:family="paragraph" style:parent-style-name="Normal">
      <style:text-properties fo:font-size="10pt" style:font-size-asian="10pt" style:font-size-complex="10pt" fo:hyphenate="false"/>
    </style:style>
    <style:style style:name="Notedebasdepage" style:display-name="Note de bas de page" style:family="paragraph" style:parent-style-name="Normal">
      <style:text-properties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Car" style:display-name="Pied de page Car" style:family="text" style:parent-style-name="Policepardéfaut"/>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10pt"/>
    </style:style>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M1" style:display-name="TM 1" style:family="paragraph" style:parent-style-name="Normal" style:next-style-name="Normal" style:auto-update="true">
      <style:paragraph-properties fo:text-align="center">
        <style:tab-stops>
          <style:tab-stop style:type="right" style:leader-style="dotted" style:leader-text="." style:position="6.2923in"/>
        </style:tab-stops>
      </style:paragraph-properties>
      <style:text-properties style:font-name="Arial" style:font-name-complex="Arial" fo:hyphenate="false"/>
    </style:style>
    <style:style style:name="TM2" style:display-name="TM 2" style:family="paragraph" style:parent-style-name="Normal" style:next-style-name="Normal" style:auto-update="true">
      <style:paragraph-properties fo:margin-left="0.1652in">
        <style:tab-stops>
          <style:tab-stop style:type="left" style:position="0.3347in"/>
          <style:tab-stop style:type="right" style:leader-style="dotted" style:leader-text="." style:position="6.127in"/>
        </style:tab-stops>
      </style:paragraph-properties>
      <style:text-properties fo:hyphenate="false"/>
    </style:style>
    <style:style style:name="TM3" style:display-name="TM 3" style:family="paragraph" style:parent-style-name="Normal" style:next-style-name="Normal" style:auto-update="true">
      <style:paragraph-properties fo:margin-left="0.3347in">
        <style:tab-stops>
          <style:tab-stop style:type="left" style:position="0.3319in"/>
          <style:tab-stop style:type="right" style:leader-style="dotted" style:leader-text="." style:position="5.9576in"/>
        </style:tab-stops>
      </style:paragraph-properties>
      <style:text-properties fo:hyphenate="false"/>
    </style:style>
    <style:style style:name="TM5" style:display-name="TM 5" style:family="paragraph" style:parent-style-name="Normal" style:next-style-name="Normal" style:auto-update="true">
      <style:paragraph-properties fo:margin-left="0.6652in">
        <style:tab-stops>
          <style:tab-stop style:type="left" style:position="0.4041in"/>
          <style:tab-stop style:type="right" style:leader-style="dotted" style:leader-text="." style:position="5.627in"/>
        </style:tab-stops>
      </style:paragraph-properties>
      <style:text-properties fo:hyphenate="false"/>
    </style:style>
    <style:style style:name="TM4" style:display-name="TM 4" style:family="paragraph" style:parent-style-name="Normal" style:next-style-name="Normal" style:auto-update="true">
      <style:paragraph-properties fo:margin-left="0.5in">
        <style:tab-stops>
          <style:tab-stop style:type="left" style:position="0.3333in"/>
          <style:tab-stop style:type="right" style:leader-style="dotted" style:leader-text="." style:position="5.7923in"/>
        </style:tab-stops>
      </style:paragraph-properties>
      <style:text-properties fo:hyphenate="false"/>
    </style:style>
    <style:style style:name="TM6" style:display-name="TM 6" style:family="paragraph" style:parent-style-name="Normal" style:next-style-name="Normal" style:auto-update="true">
      <style:paragraph-properties fo:margin-left="0.8347in">
        <style:tab-stops>
          <style:tab-stop style:type="right" style:leader-style="dotted" style:leader-text="." style:position="5.4576in"/>
        </style:tab-stops>
      </style:paragraph-properties>
      <style:text-properties fo:hyphenate="false"/>
    </style:style>
    <text:list-style style:name="WW_OutlineListStyle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suffix=")" style:num-format="1">
        <style:list-level-properties/>
      </text:outline-level-style>
      <text:outline-level-style text:level="6"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A" style:num-letter-sync="true"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a" style:num-letter-sync="true"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19</text:page-number>/<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4-06T21:54:00Z</dc:date>
    <meta:template xlink:href="Normal.dotm" xlink:type="simple"/>
    <meta:editing-cycles>440</meta:editing-cycles>
    <meta:editing-duration>PT87000S</meta:editing-duration>
    <meta:document-statistic meta:page-count="29" meta:paragraph-count="95" meta:word-count="7366" meta:character-count="47785" meta:row-count="337" meta:non-whitespace-character-count="40514"/>
  </office:meta>
</office:document-meta>
</file>